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50000000400CE24AF4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e8eef7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861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defe3" draw:shadow="hidden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829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ebf1de" draw:shadow="hidden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671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08cm" svg:stroke-color="#000000" draw:marker-end="EndMarker_5f_2" draw:marker-end-width="0.276cm" svg:stroke-opacity="100%" draw:stroke-linejoin="round" draw:fill="none" fo:padding-top="0.129cm" fo:padding-bottom="0.129cm" fo:padding-left="0.254cm" fo:padding-right="0.254cm"/>
    </style:style>
    <style:style style:name="gr10" style:family="graphic" style:parent-style-name="standard">
      <style:graphic-properties draw:stroke="solid" svg:stroke-width="0.008cm" svg:stroke-color="#000000" draw:marker-end="EndMarker_5f_3" draw:marker-end-width="0.276cm" svg:stroke-opacity="100%" draw:stroke-linejoin="round" draw:fill="none" fo:padding-top="0.129cm" fo:padding-bottom="0.129cm" fo:padding-left="0.254cm" fo:padding-right="0.254cm"/>
    </style:style>
    <style:style style:name="gr11" style:family="graphic" style:parent-style-name="standard">
      <style:graphic-properties draw:stroke="solid" svg:stroke-width="0.008cm" svg:stroke-color="#000000" draw:marker-end="EndMarker_5f_4" draw:marker-end-width="0.276cm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08cm" svg:stroke-color="#000000" draw:marker-end="EndMarker_5f_5" draw:marker-end-width="0.276cm" svg:stroke-opacity="100%" draw:stroke-linejoin="round" draw:fill="none" fo:padding-top="0.129cm" fo:padding-bottom="0.129cm" fo:padding-left="0.254cm" fo:padding-right="0.254cm"/>
    </style:style>
    <style:style style:name="gr13" style:family="graphic" style:parent-style-name="standard">
      <style:graphic-properties draw:stroke="solid" svg:stroke-width="0.008cm" svg:stroke-color="#000000" draw:marker-end="EndMarker_5f_6" draw:marker-end-width="0.276cm" svg:stroke-opacity="100%" draw:stroke-linejoin="round" draw:fill="none" fo:padding-top="0.129cm" fo:padding-bottom="0.129cm" fo:padding-left="0.254cm" fo:padding-right="0.254cm"/>
    </style:style>
    <style:style style:name="gr14" style:family="graphic" style:parent-style-name="standard">
      <style:graphic-properties draw:stroke="solid" svg:stroke-width="0.008cm" svg:stroke-color="#000000" draw:marker-end="EndMarker_5f_7" draw:marker-end-width="0.276cm" svg:stroke-opacity="100%" draw:stroke-linejoin="round" draw:fill="none" fo:padding-top="0.129cm" fo:padding-bottom="0.129cm" fo:padding-left="0.254cm" fo:padding-right="0.254cm"/>
    </style:style>
    <style:style style:name="gr15" style:family="graphic" style:parent-style-name="standard">
      <style:graphic-properties draw:stroke="none" draw:fill="solid" draw:fill-color="#ffffff" draw:shadow="hidden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211cm" fo:padding-top="0.141cm" fo:padding-bottom="0.141cm" fo:padding-left="0.141cm" fo:padding-right="0.141cm"/>
    </style:style>
    <style:style style:name="gr17" style:family="graphic" style:parent-style-name="standard">
      <style:graphic-properties draw:stroke="solid" svg:stroke-width="0.008cm" svg:stroke-color="#000000" draw:marker-end="EndMarker_5f_8" draw:marker-end-width="0.276cm" svg:stroke-opacity="100%" draw:stroke-linejoin="round" draw:fill="none" fo:padding-top="0.129cm" fo:padding-bottom="0.129cm" fo:padding-left="0.254cm" fo:padding-right="0.254cm"/>
    </style:style>
    <style:style style:name="gr18" style:family="graphic" style:parent-style-name="standard">
      <style:graphic-properties draw:stroke="solid" svg:stroke-width="0.008cm" svg:stroke-color="#000000" draw:marker-end="EndMarker_5f_9" draw:marker-end-width="0.276cm" svg:stroke-opacity="100%" draw:stroke-linejoin="round" draw:fill="none" fo:padding-top="0.129cm" fo:padding-bottom="0.129cm" fo:padding-left="0.254cm" fo:padding-right="0.254cm"/>
    </style:style>
    <style:style style:name="gr19" style:family="graphic" style:parent-style-name="standard">
      <style:graphic-properties draw:stroke="solid" svg:stroke-width="0.008cm" svg:stroke-color="#000000" draw:marker-end="EndMarker_5f_10" draw:marker-end-width="0.276cm" svg:stroke-opacity="100%" draw:stroke-linejoin="round" draw:fill="none" fo:padding-top="0.129cm" fo:padding-bottom="0.129cm" fo:padding-left="0.254cm" fo:padding-right="0.254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92cm" fo:padding-top="0.141cm" fo:padding-bottom="0.141cm" fo:padding-left="0.141cm" fo:padding-right="0.141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1.191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08cm" svg:stroke-color="#000000" draw:marker-end="EndMarker_5f_11" draw:marker-end-width="0.276cm" svg:stroke-opacity="100%" draw:stroke-linejoin="round" draw:fill="none" fo:padding-top="0.129cm" fo:padding-bottom="0.129cm" fo:padding-left="0.254cm" fo:padding-right="0.254cm"/>
    </style:style>
    <style:style style:name="gr23" style:family="graphic" style:parent-style-name="standard">
      <style:graphic-properties draw:stroke="none" draw:fill="solid" draw:fill-color="#eef2f7" draw:shadow="hidden"/>
    </style:style>
    <style:style style:name="gr24" style:family="graphic" style:parent-style-name="standard">
      <style:graphic-properties draw:stroke="solid" svg:stroke-width="0.008cm" svg:stroke-color="#000000" draw:marker-end="EndMarker_5f_12" draw:marker-end-width="0.276cm" svg:stroke-opacity="100%" draw:stroke-linejoin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solid" svg:stroke-width="0.008cm" svg:stroke-color="#000000" draw:marker-end="EndMarker_5f_13" draw:marker-end-width="0.276cm" svg:stroke-opacity="100%" draw:stroke-linejoin="round" draw:fill="none" fo:padding-top="0.129cm" fo:padding-bottom="0.129cm" fo:padding-left="0.254cm" fo:padding-right="0.254cm"/>
    </style:style>
    <style:style style:name="gr26" style:family="graphic" style:parent-style-name="standard">
      <style:graphic-properties draw:stroke="solid" svg:stroke-width="0.008cm" svg:stroke-color="#000000" draw:marker-end="EndMarker_5f_15" draw:marker-end-width="0.276cm" svg:stroke-opacity="100%" draw:stroke-linejoin="round" draw:fill="none" fo:padding-top="0.129cm" fo:padding-bottom="0.129cm" fo:padding-left="0.254cm" fo:padding-right="0.254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2.069cm" fo:padding-top="0.141cm" fo:padding-bottom="0.141cm" fo:padding-left="0.141cm" fo:padding-right="0.141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433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08cm" svg:stroke-color="#000000" draw:marker-start="StartMarker_5f_1" draw:marker-start-width="0.276cm" draw:marker-end="EndMarker_5f_16" draw:marker-end-width="0.276cm" svg:stroke-opacity="100%" draw:stroke-linejoin="round" draw:fill="none" fo:padding-top="0.129cm" fo:padding-bottom="0.129cm" fo:padding-left="0.254cm" fo:padding-right="0.254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1.266cm" fo:padding-top="0.141cm" fo:padding-bottom="0.141cm" fo:padding-left="0.141cm" fo:padding-right="0.141cm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.678cm" fo:padding-top="0.141cm" fo:padding-bottom="0.141cm" fo:padding-left="0.141cm" fo:padding-right="0.141cm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1.355cm" fo:padding-top="0.141cm" fo:padding-bottom="0.141cm" fo:padding-left="0.141cm" fo:padding-right="0.141cm"/>
    </style:style>
    <style:style style:name="gr33" style:family="graphic" style:parent-style-name="standard">
      <style:graphic-properties draw:stroke="none" svg:stroke-color="#000000" draw:fill="none" draw:fill-color="#ffffff" draw:textarea-vertical-align="bottom" fo:min-height="3.846cm" fo:padding-top="0.141cm" fo:padding-bottom="0.141cm" fo:padding-left="0.141cm" fo:padding-right="0.141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988cm" fo:padding-top="0.141cm" fo:padding-bottom="0.141cm" fo:padding-left="0.141cm" fo:padding-right="0.141cm"/>
    </style:style>
    <style:style style:name="gr35" style:family="graphic" style:parent-style-name="standard">
      <style:graphic-properties draw:stroke="solid" svg:stroke-width="0.008cm" svg:stroke-color="#000000" draw:marker-end="EndMarker_5f_17" draw:marker-end-width="0.276cm" svg:stroke-opacity="100%" draw:stroke-linejoin="round" draw:fill="none" fo:padding-top="0.129cm" fo:padding-bottom="0.129cm" fo:padding-left="0.254cm" fo:padding-right="0.254cm"/>
    </style:style>
    <style:style style:name="gr36" style:family="graphic" style:parent-style-name="standard">
      <style:graphic-properties draw:stroke="solid" svg:stroke-width="0.008cm" svg:stroke-color="#000000" draw:marker-end="EndMarker_5f_18" draw:marker-end-width="0.276cm" svg:stroke-opacity="100%" draw:stroke-linejoin="round" draw:fill="none" fo:padding-top="0.129cm" fo:padding-bottom="0.129cm" fo:padding-left="0.254cm" fo:padding-right="0.254cm"/>
    </style:style>
    <style:style style:name="gr37" style:family="graphic" style:parent-style-name="standard">
      <style:graphic-properties draw:stroke="solid" svg:stroke-width="0.008cm" svg:stroke-color="#000000" draw:marker-end="EndMarker_5f_19" draw:marker-end-width="0.276cm" svg:stroke-opacity="100%" draw:stroke-linejoin="round" draw:fill="none" fo:padding-top="0.129cm" fo:padding-bottom="0.129cm" fo:padding-left="0.254cm" fo:padding-right="0.254cm"/>
    </style:style>
    <style:style style:name="gr38" style:family="graphic" style:parent-style-name="standard">
      <style:graphic-properties draw:stroke="solid" svg:stroke-width="0.008cm" svg:stroke-color="#000000" draw:marker-end="EndMarker_5f_20" draw:marker-end-width="0.276cm" svg:stroke-opacity="100%" draw:stroke-linejoin="round" draw:fill="none" fo:padding-top="0.129cm" fo:padding-bottom="0.129cm" fo:padding-left="0.254cm" fo:padding-right="0.254cm"/>
    </style:style>
    <style:style style:name="gr39" style:family="graphic" style:parent-style-name="standard">
      <style:graphic-properties draw:stroke="solid" svg:stroke-width="0.008cm" svg:stroke-color="#000000" draw:marker-end="EndMarker_5f_21" draw:marker-end-width="0.276cm" svg:stroke-opacity="100%" draw:stroke-linejoin="round" draw:fill="none" fo:padding-top="0.129cm" fo:padding-bottom="0.129cm" fo:padding-left="0.254cm" fo:padding-right="0.254cm"/>
    </style:style>
    <style:style style:name="gr40" style:family="graphic" style:parent-style-name="standard">
      <style:graphic-properties draw:stroke="solid" svg:stroke-width="0.008cm" svg:stroke-color="#000000" draw:marker-end="EndMarker_5f_22" draw:marker-end-width="0.276cm" svg:stroke-opacity="100%" draw:stroke-linejoin="round" draw:fill="none" fo:padding-top="0.129cm" fo:padding-bottom="0.129cm" fo:padding-left="0.254cm" fo:padding-right="0.254cm"/>
    </style:style>
    <style:style style:name="gr41" style:family="graphic" style:parent-style-name="standard">
      <style:graphic-properties draw:stroke="solid" svg:stroke-width="0.008cm" svg:stroke-color="#000000" draw:marker-end="EndMarker_5f_23" draw:marker-end-width="0.276cm" svg:stroke-opacity="100%" draw:stroke-linejoin="round" draw:fill="none" fo:padding-top="0.129cm" fo:padding-bottom="0.129cm" fo:padding-left="0.254cm" fo:padding-right="0.254cm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2.032cm" fo:padding-top="0.141cm" fo:padding-bottom="0.141cm" fo:padding-left="0.141cm" fo:padding-right="0.141cm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0.805cm" fo:padding-top="0.141cm" fo:padding-bottom="0.141cm" fo:padding-left="0.141cm" fo:padding-right="0.141cm"/>
    </style:style>
    <style:style style:name="gr44" style:family="graphic" style:parent-style-name="standard">
      <style:graphic-properties draw:stroke="none" draw:fill="solid" draw:fill-color="#ebf1de" draw:shadow="visible" draw:shadow-offset-x="0.318cm" draw:shadow-offset-y="0.318cm" draw:shadow-color="#4979c0" draw:shadow-opacity="100%"/>
    </style:style>
    <style:style style:name="gr45" style:family="graphic" style:parent-style-name="standard">
      <style:graphic-properties draw:stroke="none" svg:stroke-color="#000000" draw:fill="none" draw:fill-color="#ffffff" draw:textarea-vertical-align="middle" fo:min-height="2.893cm" fo:padding-top="0.141cm" fo:padding-bottom="0.141cm" fo:padding-left="0.141cm" fo:padding-right="0.141cm"/>
    </style:style>
    <style:style style:name="gr46" style:family="graphic" style:parent-style-name="standard">
      <style:graphic-properties draw:stroke="solid" svg:stroke-width="0.008cm" svg:stroke-color="#000000" draw:marker-end="EndMarker_5f_24" draw:marker-end-width="0.276cm" svg:stroke-opacity="100%" draw:stroke-linejoin="round" draw:fill="none" fo:padding-top="0.129cm" fo:padding-bottom="0.129cm" fo:padding-left="0.254cm" fo:padding-right="0.254cm"/>
    </style:style>
    <style:style style:name="gr47" style:family="graphic" style:parent-style-name="standard">
      <style:graphic-properties draw:stroke="solid" svg:stroke-width="0.008cm" svg:stroke-color="#000000" draw:marker-end="EndMarker_5f_25" draw:marker-end-width="0.276cm" svg:stroke-opacity="100%" draw:stroke-linejoin="round" draw:fill="none" fo:padding-top="0.129cm" fo:padding-bottom="0.129cm" fo:padding-left="0.254cm" fo:padding-right="0.254cm"/>
    </style:style>
    <style:style style:name="gr48" style:family="graphic" style:parent-style-name="standard">
      <style:graphic-properties draw:stroke="none" svg:stroke-color="#000000" draw:fill="none" draw:fill-color="#ffffff" draw:textarea-vertical-align="bottom" fo:min-height="1.464cm" fo:padding-top="0.141cm" fo:padding-bottom="0.141cm" fo:padding-left="0.141cm" fo:padding-right="0.141cm"/>
    </style:style>
    <style:style style:name="gr49" style:family="graphic" style:parent-style-name="standard">
      <style:graphic-properties draw:stroke="solid" svg:stroke-width="0.008cm" svg:stroke-color="#000000" draw:marker-end="EndMarker_5f_26" draw:marker-end-width="0.276cm" svg:stroke-opacity="100%" draw:stroke-linejoin="round" draw:fill="none" fo:padding-top="0.129cm" fo:padding-bottom="0.129cm" fo:padding-left="0.254cm" fo:padding-right="0.254cm"/>
    </style:style>
    <style:style style:name="gr50" style:family="graphic" style:parent-style-name="standard">
      <style:graphic-properties draw:stroke="solid" svg:stroke-width="0.008cm" svg:stroke-color="#000000" draw:marker-end="EndMarker_5f_27" draw:marker-end-width="0.276cm" svg:stroke-opacity="100%" draw:stroke-linejoin="round" draw:fill="none" fo:padding-top="0.129cm" fo:padding-bottom="0.129cm" fo:padding-left="0.254cm" fo:padding-right="0.254cm"/>
    </style:style>
    <style:style style:name="gr51" style:family="graphic" style:parent-style-name="standard">
      <style:graphic-properties draw:stroke="solid" svg:stroke-width="0.008cm" svg:stroke-color="#000000" draw:marker-end="EndMarker_5f_28" draw:marker-end-width="0.276cm" svg:stroke-opacity="100%" draw:stroke-linejoin="round" draw:fill="none" fo:padding-top="0.129cm" fo:padding-bottom="0.129cm" fo:padding-left="0.254cm" fo:padding-right="0.254cm"/>
    </style:style>
    <style:style style:name="gr52" style:family="graphic" style:parent-style-name="standard">
      <style:graphic-properties draw:stroke="solid" svg:stroke-width="0.008cm" svg:stroke-color="#000000" draw:marker-end="EndMarker_5f_29" draw:marker-end-width="0.276cm" svg:stroke-opacity="100%" draw:stroke-linejoin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solid" svg:stroke-width="0.008cm" svg:stroke-color="#000000" draw:marker-end="EndMarker_5f_30" draw:marker-end-width="0.276cm" svg:stroke-opacity="100%" draw:stroke-linejoin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solid" svg:stroke-width="0.008cm" svg:stroke-color="#000000" draw:marker-end="EndMarker_5f_31" draw:marker-end-width="0.276cm" svg:stroke-opacity="100%" draw:stroke-linejoin="round" draw:fill="none" fo:padding-top="0.129cm" fo:padding-bottom="0.129cm" fo:padding-left="0.254cm" fo:padding-right="0.254cm"/>
    </style:style>
    <style:style style:name="gr55" style:family="graphic" style:parent-style-name="standard">
      <style:graphic-properties draw:stroke="solid" svg:stroke-width="0.008cm" svg:stroke-color="#000000" draw:marker-end="EndMarker_5f_32" draw:marker-end-width="0.276cm" svg:stroke-opacity="100%" draw:stroke-linejoin="round" draw:fill="none" fo:padding-top="0.129cm" fo:padding-bottom="0.129cm" fo:padding-left="0.254cm" fo:padding-right="0.254cm"/>
    </style:style>
    <style:style style:name="gr56" style:family="graphic" style:parent-style-name="standard">
      <style:graphic-properties draw:stroke="solid" svg:stroke-width="0.008cm" svg:stroke-color="#000000" draw:marker-end="EndMarker_5f_33" draw:marker-end-width="0.276cm" svg:stroke-opacity="100%" draw:stroke-linejoin="round" draw:fill="none" fo:padding-top="0.129cm" fo:padding-bottom="0.129cm" fo:padding-left="0.254cm" fo:padding-right="0.254cm"/>
    </style:style>
    <style:style style:name="gr57" style:family="graphic" style:parent-style-name="standard">
      <style:graphic-properties draw:stroke="solid" svg:stroke-width="0.008cm" svg:stroke-color="#000000" draw:marker-end="EndMarker_5f_34" draw:marker-end-width="0.276cm" svg:stroke-opacity="100%" draw:stroke-linejoin="round" draw:fill="none" fo:padding-top="0.129cm" fo:padding-bottom="0.129cm" fo:padding-left="0.254cm" fo:padding-right="0.254cm"/>
    </style:style>
    <style:style style:name="gr58" style:family="graphic" style:parent-style-name="standard">
      <style:graphic-properties draw:stroke="solid" svg:stroke-width="0.008cm" svg:stroke-color="#000000" draw:marker-end="EndMarker_5f_35" draw:marker-end-width="0.276cm" svg:stroke-opacity="100%" draw:stroke-linejoin="round" draw:fill="none" fo:padding-top="0.129cm" fo:padding-bottom="0.129cm" fo:padding-left="0.254cm" fo:padding-right="0.254cm"/>
    </style:style>
    <style:style style:name="gr59" style:family="graphic" style:parent-style-name="standard">
      <style:graphic-properties draw:stroke="none" svg:stroke-color="#000000" draw:fill="none" draw:fill-color="#ffffff" draw:textarea-vertical-align="middle" fo:min-height="0.591cm" fo:padding-top="0.141cm" fo:padding-bottom="0.141cm" fo:padding-left="0.141cm" fo:padding-right="0.141cm"/>
    </style:style>
    <style:style style:name="gr60" style:family="graphic" style:parent-style-name="standard">
      <style:graphic-properties draw:stroke="solid" svg:stroke-width="0.008cm" svg:stroke-color="#000000" draw:marker-end="EndMarker_5f_36" draw:marker-end-width="0.276cm" svg:stroke-opacity="100%" draw:stroke-linejoin="round" draw:fill="none" fo:padding-top="0.129cm" fo:padding-bottom="0.129cm" fo:padding-left="0.254cm" fo:padding-right="0.254cm"/>
    </style:style>
    <style:style style:name="gr61" style:family="graphic" style:parent-style-name="standard">
      <style:graphic-properties draw:stroke="none" svg:stroke-color="#000000" draw:fill="none" draw:fill-color="#ffffff" draw:textarea-vertical-align="middle" fo:min-height="1.319cm" fo:padding-top="0.141cm" fo:padding-bottom="0.141cm" fo:padding-left="0.141cm" fo:padding-right="0.141cm"/>
    </style:style>
    <style:style style:name="gr62" style:family="graphic" style:parent-style-name="standard">
      <style:graphic-properties draw:stroke="none" svg:stroke-color="#000000" draw:fill="none" draw:fill-color="#ffffff" draw:textarea-vertical-align="middle" fo:min-height="0.75cm" fo:padding-top="0.141cm" fo:padding-bottom="0.141cm" fo:padding-left="0.141cm" fo:padding-right="0.141cm"/>
    </style:style>
    <style:style style:name="gr63" style:family="graphic" style:parent-style-name="standard">
      <style:graphic-properties draw:stroke="none" svg:stroke-color="#000000" draw:fill="none" draw:fill-color="#ffffff" draw:textarea-vertical-align="middle" fo:min-height="0.512cm" fo:padding-top="0.141cm" fo:padding-bottom="0.141cm" fo:padding-left="0.141cm" fo:padding-right="0.141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1.385cm" fo:padding-top="0.141cm" fo:padding-bottom="0.141cm" fo:padding-left="0.141cm" fo:padding-right="0.141cm"/>
    </style:style>
    <style:style style:name="gr65" style:family="graphic" style:parent-style-name="standard">
      <style:graphic-properties draw:stroke="solid" svg:stroke-width="0.008cm" svg:stroke-color="#000000" draw:marker-end="EndMarker_5f_37" draw:marker-end-width="0.276cm" svg:stroke-opacity="100%" draw:stroke-linejoin="round" draw:fill="none" fo:padding-top="0.129cm" fo:padding-bottom="0.129cm" fo:padding-left="0.254cm" fo:padding-right="0.254cm"/>
    </style:style>
    <style:style style:name="gr66" style:family="graphic" style:parent-style-name="standard">
      <style:graphic-properties draw:stroke="solid" svg:stroke-width="0.008cm" svg:stroke-color="#000000" draw:marker-end="EndMarker_5f_38" draw:marker-end-width="0.276cm" svg:stroke-opacity="100%" draw:stroke-linejoin="round" draw:fill="none" fo:padding-top="0.129cm" fo:padding-bottom="0.129cm" fo:padding-left="0.254cm" fo:padding-right="0.254cm"/>
    </style:style>
    <style:style style:name="gr67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68" style:family="graphic" style:parent-style-name="standard">
      <style:graphic-properties draw:stroke="solid" svg:stroke-width="0.008cm" svg:stroke-color="#000000" draw:marker-end="EndMarker_5f_39" draw:marker-end-width="0.276cm" svg:stroke-opacity="100%" draw:stroke-linejoin="round" draw:fill="none" fo:padding-top="0.129cm" fo:padding-bottom="0.129cm" fo:padding-left="0.254cm" fo:padding-right="0.254cm"/>
    </style:style>
    <style:style style:name="gr69" style:family="graphic" style:parent-style-name="standard">
      <style:graphic-properties draw:stroke="none" svg:stroke-color="#000000" draw:fill="none" draw:fill-color="#ffffff" draw:textarea-vertical-align="middle" fo:min-height="0.551cm" fo:padding-top="0.141cm" fo:padding-bottom="0.141cm" fo:padding-left="0.141cm" fo:padding-right="0.141cm"/>
    </style:style>
    <style:style style:name="gr70" style:family="graphic" style:parent-style-name="standard">
      <style:graphic-properties draw:stroke="none" svg:stroke-color="#000000" draw:fill="none" draw:fill-color="#ffffff" draw:textarea-vertical-align="middle" fo:min-height="0.909cm" fo:padding-top="0.141cm" fo:padding-bottom="0.141cm" fo:padding-left="0.141cm" fo:padding-right="0.1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fo:font-family="Arial" fo:font-size="10pt" style:font-family-asian="Arial" style:font-size-asian="10pt" style:font-family-complex="Arial" style:font-size-complex="10pt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Arial" fo:font-size="7pt" style:font-family-asian="Arial" style:font-size-asian="7pt" style:font-family-complex="Arial" style:font-size-complex="7pt"/>
    </style:style>
    <style:style style:name="T4" style:family="text">
      <style:text-properties fo:color="#000000" fo:font-family="Arial" fo:font-size="12pt" style:font-family-asian="Arial" style:font-size-asian="12pt" style:font-family-complex="Arial" style:font-size-complex="12pt"/>
    </style:style>
    <style:style style:name="T5" style:family="text">
      <style:text-properties fo:color="#000000" fo:font-family="Arial" fo:font-size="14pt" style:font-family-asian="Arial" style:font-size-asian="14pt" style:font-family-complex="Arial" style:font-size-complex="14pt"/>
    </style:style>
    <style:style style:name="T6" style:family="text">
      <style:text-properties fo:color="#000000" fo:font-family="'Comic Sans MS'" fo:font-size="10pt" style:font-family-asian="'Comic Sans MS'" style:font-size-asian="10pt" style:font-family-complex="'Comic Sans MS'" style:font-size-complex="10pt"/>
    </style:style>
    <style:style style:name="T7" style:family="text">
      <style:text-properties fo:color="#000000" fo:font-family="Arial" fo:font-size="18pt" style:font-family-asian="Arial" style:font-size-asian="18pt" style:font-family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CP Test Config" draw:style-name="dp1" draw:master-page-name="Default">
        <draw:frame draw:style-name="gr1" draw:text-style-name="P1" draw:layer="layout" svg:width="0.814cm" svg:height="0.528cm" svg:x="4.393cm" svg:y="3.937cm">
          <draw:image xlink:href="Pictures/100000000000050000000400CE24AF4D.jpg" xlink:type="simple" xlink:show="embed" xlink:actuate="onLoad">
            <text:p/>
          </draw:image>
        </draw:frame>
        <draw:frame draw:style-name="gr1" draw:text-style-name="P1" draw:layer="layout" svg:width="0.814cm" svg:height="0.528cm" svg:x="4.393cm" svg:y="0.361cm">
          <draw:image xlink:href="Pictures/100000000000050000000400CE24AF4D.jpg" xlink:type="simple" xlink:show="embed" xlink:actuate="onLoad">
            <text:p/>
          </draw:image>
        </draw:frame>
        <draw:g>
          <draw:g>
            <draw:path draw:style-name="gr2" draw:layer="layout" svg:width="2.856cm" svg:height="1.142cm" svg:x="10.636cm" svg:y="8.509cm" svg:viewBox="0 0 2857 1143" svg:d="m2540 1143v0 0c58 0 108-12 159-38 50-27 86-59 116-104 29-46 42-91 42-143v-1-572 0 0c0-52-13-97-42-143-30-45-66-77-116-104-51-26-101-38-159-38h-2223v0c-58 0-108 12-159 38-50 27-86 59-116 105-29 45-42 90-42 142v572 0 1c0 52 13 97 42 143 30 45 66 77 116 104 51 26 101 38 159 38v0z">
              <text:p/>
            </draw:path>
            <draw:path draw:style-name="gr3" draw:layer="layout" svg:width="2.856cm" svg:height="1.142cm" svg:x="10.636cm" svg:y="8.509cm" svg:viewBox="0 0 2857 1143" svg:d="m2540 1143v0 0c58 0 108-12 159-38 50-27 86-59 116-104 29-46 42-91 42-143v-1-572 0 0c0-52-13-97-42-143-30-45-66-77-116-104-51-26-101-38-159-38h-2223v0c-58 0-108 12-159 38-50 27-86 59-116 105-29 45-42 90-42 142v572 0 1c0 52 13 97 42 143 30 45 66 77 116 104 51 26 101 38 159 38v0z">
              <text:p/>
            </draw:path>
          </draw:g>
          <draw:frame draw:style-name="gr4" draw:text-style-name="P2" draw:layer="layout" svg:width="2.858cm" svg:height="1.143cm" svg:x="10.636cm" svg:y="8.508cm">
            <draw:text-box>
              <text:p text:style-name="P2"><text:span text:style-name="T1">System Under Test</text:span></text:p>
            </draw:text-box>
          </draw:frame>
        </draw:g>
        <draw:g>
          <draw:g>
            <draw:path draw:style-name="gr2" draw:layer="layout" svg:width="2.856cm" svg:height="1.142cm" svg:x="10.382cm" svg:y="8.255cm" svg:viewBox="0 0 2857 1143" svg:d="m2540 1143v0 0c58 0 108-12 159-38 50-27 86-59 116-104 29-46 42-91 42-143v-1-572 0 0c0-52-13-97-42-143-30-45-66-77-116-104-51-26-101-38-159-38h-2223v0c-58 0-108 12-159 38-50 27-86 59-116 105-29 45-42 90-42 142v572 0 1c0 52 13 97 42 143 30 45 66 77 116 104 51 26 101 38 159 38v0z">
              <text:p/>
            </draw:path>
            <draw:path draw:style-name="gr3" draw:layer="layout" svg:width="2.856cm" svg:height="1.142cm" svg:x="10.382cm" svg:y="8.255cm" svg:viewBox="0 0 2857 1143" svg:d="m2540 1143v0 0c58 0 108-12 159-38 50-27 86-59 116-104 29-46 42-91 42-143v-1-572 0 0c0-52-13-97-42-143-30-45-66-77-116-104-51-26-101-38-159-38h-2223v0c-58 0-108 12-159 38-50 27-86 59-116 105-29 45-42 90-42 142v572 0 1c0 52 13 97 42 143 30 45 66 77 116 104 51 26 101 38 159 38v0z">
              <text:p/>
            </draw:path>
          </draw:g>
          <draw:frame draw:style-name="gr4" draw:text-style-name="P2" draw:layer="layout" svg:width="2.858cm" svg:height="1.143cm" svg:x="10.35cm" svg:y="8.255cm">
            <draw:text-box>
              <text:p text:style-name="P2"><text:span text:style-name="T1">System Under Test (SUT)</text:span></text:p>
            </draw:text-box>
          </draw:frame>
        </draw:g>
        <draw:polygon draw:style-name="gr5" draw:layer="layout" svg:width="7.46cm" svg:height="1.546cm" svg:x="10.001cm" svg:y="2.084cm" svg:viewBox="0 0 7461 1547" draw:points="0,1547 7461,1547 7461,0 0,0">
          <text:p/>
        </draw:polygon>
        <draw:polygon draw:style-name="gr5" draw:layer="layout" svg:width="7.46cm" svg:height="1.546cm" svg:x="10.001cm" svg:y="4.048cm" svg:viewBox="0 0 7461 1547" draw:points="0,1547 7461,1547 7461,0 0,0">
          <text:p/>
        </draw:polygon>
        <draw:polygon draw:style-name="gr5" draw:layer="layout" svg:width="7.46cm" svg:height="1.546cm" svg:x="10.001cm" svg:y="5.874cm" svg:viewBox="0 0 7461 1547" draw:points="0,1547 7461,1547 7461,0 0,0">
          <text:p/>
        </draw:polygon>
        <draw:polygon draw:style-name="gr5" draw:layer="layout" svg:width="7.46cm" svg:height="1.546cm" svg:x="10.001cm" svg:y="10.279cm" svg:viewBox="0 0 7461 1547" draw:points="0,1547 7461,1547 7461,0 0,0">
          <text:p/>
        </draw:polygon>
        <draw:g>
          <draw:g>
            <draw:polygon draw:style-name="gr2" draw:layer="layout" svg:width="2.856cm" svg:height="1.11cm" svg:x="5.119cm" svg:y="0.432cm" svg:viewBox="0 0 2857 1111" draw:points="0,1111 2857,1111 2857,0 0,0">
              <text:p/>
            </draw:polygon>
            <draw:polygon draw:style-name="gr3" draw:layer="layout" svg:width="2.856cm" svg:height="1.11cm" svg:x="5.119cm" svg:y="0.432cm" svg:viewBox="0 0 2857 1111" draw:points="0,1111 2857,1111 2857,0 0,0">
              <text:p/>
            </draw:polygon>
          </draw:g>
          <draw:frame draw:style-name="gr6" draw:layer="layout" svg:width="2.858cm" svg:height="1.111cm" svg:x="5.119cm" svg:y="0.432cm">
            <draw:text-box>
              <text:p text:style-name="P2"><text:span text:style-name="T2">Generator rules file (Prolog)</text:span></text:p>
            </draw:text-box>
          </draw:frame>
        </draw:g>
        <draw:g>
          <draw:g>
            <draw:path draw:style-name="gr7" draw:layer="layout" svg:width="2.539cm" svg:height="1.11cm" svg:x="5.278cm" svg:y="6.067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5.278cm" svg:y="6.067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5.278cm" svg:y="6.067cm">
            <draw:text-box>
              <text:p text:style-name="P2"><text:span text:style-name="T2">RUGE Test Runner  (Java)</text:span></text:p>
            </draw:text-box>
          </draw:frame>
        </draw:g>
        <draw:g>
          <draw:polygon draw:style-name="gr2" draw:layer="layout" svg:width="2.856cm" svg:height="1.11cm" svg:x="0.285cm" svg:y="8.287cm" svg:viewBox="0 0 2857 1111" draw:points="0,1111 2857,1111 2857,0 0,0">
            <text:p/>
          </draw:polygon>
          <draw:polygon draw:style-name="gr3" draw:layer="layout" svg:width="2.856cm" svg:height="1.11cm" svg:x="0.285cm" svg:y="8.287cm" svg:viewBox="0 0 2857 1111" draw:points="0,1111 2857,1111 2857,0 0,0">
            <text:p/>
          </draw:polygon>
        </draw:g>
        <draw:frame draw:style-name="gr6" draw:layer="layout" svg:width="2.858cm" svg:height="1.111cm" svg:x="0.285cm" svg:y="8.288cm">
          <draw:text-box>
            <text:p text:style-name="P2"><text:span text:style-name="T2">Batch files (updates/queries)</text:span></text:p>
          </draw:text-box>
        </draw:frame>
        <draw:g>
          <draw:g>
            <draw:path draw:style-name="gr7" draw:layer="layout" svg:width="2.539cm" svg:height="0.951cm" svg:x="5.278cm" svg:y="10.575cm" svg:viewBox="0 0 2540 952" svg:d="m2222 952v0h1c58 0 108-13 159-42 50-30 86-66 116-116 29-51 42-101 42-159v0-318 0 0c0-58-13-108-42-159-30-50-66-86-116-116-51-29-101-42-159-42h-1-1905v0c-58 0-108 13-159 42-50 30-86 66-116 117-29 50-42 100-42 158v318 0c0 58 13 108 42 159 30 50 66 86 117 116 50 29 100 42 158 42z">
              <text:p/>
            </draw:path>
            <draw:path draw:style-name="gr3" draw:layer="layout" svg:width="2.539cm" svg:height="0.951cm" svg:x="5.278cm" svg:y="10.575cm" svg:viewBox="0 0 2540 952" svg:d="m2222 952v0h1c58 0 108-13 159-42 50-30 86-66 116-116 29-51 42-101 42-159v0-318 0 0c0-58-13-108-42-159-30-50-66-86-116-116-51-29-101-42-159-42h-1-1905v0c-58 0-108 13-159 42-50 30-86 66-116 117-29 50-42 100-42 158v318 0c0 58 13 108 42 159 30 50 66 86 117 116 50 29 100 42 158 42z">
              <text:p/>
            </draw:path>
          </draw:g>
          <draw:frame draw:style-name="gr8" draw:layer="layout" svg:width="2.54cm" svg:height="0.982cm" svg:x="5.278cm" svg:y="10.561cm">
            <draw:text-box>
              <text:p text:style-name="P2"><text:span text:style-name="T2">Test Comparator (Prolog)</text:span></text:p>
            </draw:text-box>
          </draw:frame>
        </draw:g>
        <draw:line draw:style-name="gr9" draw:layer="layout" svg:x1="6.548cm" svg:y1="1.543cm" svg:x2="6.548cm" svg:y2="2.257cm">
          <text:p/>
        </draw:line>
        <draw:line draw:style-name="gr10" draw:layer="layout" svg:x1="6.532cm" svg:y1="7.178cm" svg:x2="6.532cm" svg:y2="10.541cm">
          <text:p/>
        </draw:line>
        <draw:line draw:style-name="gr11" draw:layer="layout" svg:x1="7.818cm" svg:y1="6.623cm" svg:x2="10.397cm" svg:y2="8.845cm">
          <text:p/>
        </draw:line>
        <draw:line draw:style-name="gr12" draw:layer="layout" svg:x1="5.277cm" svg:y1="6.623cm" svg:x2="3.214cm" svg:y2="8.845cm">
          <text:p/>
        </draw:line>
        <draw:line draw:style-name="gr13" draw:layer="layout" svg:x1="10.397cm" svg:y1="8.845cm" svg:x2="7.818cm" svg:y2="11.05cm">
          <text:p/>
        </draw:line>
        <draw:line draw:style-name="gr14" draw:layer="layout" svg:x1="3.214cm" svg:y1="8.845cm" svg:x2="5.277cm" svg:y2="11.05cm">
          <text:p/>
        </draw:line>
        <draw:g>
          <draw:g>
            <draw:polygon draw:style-name="gr15" draw:layer="layout" svg:width="5.677cm" svg:height="2.111cm" svg:x="6.608cm" svg:y="11.847cm" svg:viewBox="0 0 5678 2112" draw:points="0,621 0,2112 5678,2112 5678,621 3160,621 3160,621 761,0 2519,621 2519,621">
              <text:p/>
            </draw:polygon>
            <draw:polygon draw:style-name="gr3" draw:layer="layout" svg:width="5.677cm" svg:height="2.51cm" svg:x="6.646cm" svg:y="11.563cm" svg:viewBox="0 0 5678 2511" draw:points="0,1020 0,2511 5678,2511 5678,1020 3160,1020 3160,1020 897,0 2519,1020 2519,1020">
              <text:p/>
            </draw:polygon>
          </draw:g>
          <draw:frame draw:style-name="gr16" draw:text-style-name="P3" draw:layer="layout" svg:width="5.679cm" svg:height="1.493cm" svg:x="6.654cm" svg:y="12.466cm">
            <draw:text-box>
              <text:p text:style-name="P3"><text:span text:style-name="T2">Find any fact F which is true in one but not true in the other.</text:span></text:p>
            </draw:text-box>
          </draw:frame>
        </draw:g>
        <draw:g>
          <draw:g>
            <draw:polygon draw:style-name="gr2" draw:layer="layout" svg:width="2.856cm" svg:height="1.11cm" svg:x="10.398cm" svg:y="10.512cm" svg:viewBox="0 0 2857 1111" draw:points="0,1111 2857,1111 2857,0 0,0">
              <text:p/>
            </draw:polygon>
            <draw:polygon draw:style-name="gr3" draw:layer="layout" svg:width="2.856cm" svg:height="1.11cm" svg:x="10.398cm" svg:y="10.512cm" svg:viewBox="0 0 2857 1111" draw:points="0,1111 2857,1111 2857,0 0,0">
              <text:p/>
            </draw:polygon>
          </draw:g>
          <draw:frame draw:style-name="gr6" draw:layer="layout" svg:width="2.858cm" svg:height="1.111cm" svg:x="10.398cm" svg:y="10.512cm">
            <draw:text-box>
              <text:p text:style-name="P2"><text:span text:style-name="T2">Discrepancy Report</text:span></text:p>
            </draw:text-box>
          </draw:frame>
        </draw:g>
        <draw:line draw:style-name="gr17" draw:layer="layout" svg:x1="7.818cm" svg:y1="11.051cm" svg:x2="10.397cm" svg:y2="11.067cm">
          <text:p/>
        </draw:line>
        <draw:g>
          <draw:g>
            <draw:polygon draw:style-name="gr2" draw:layer="layout" svg:width="2.856cm" svg:height="1.11cm" svg:x="10.398cm" svg:y="6.067cm" svg:viewBox="0 0 2857 1111" draw:points="0,1111 2857,1111 2857,0 0,0">
              <text:p/>
            </draw:polygon>
            <draw:polygon draw:style-name="gr3" draw:layer="layout" svg:width="2.856cm" svg:height="1.11cm" svg:x="10.398cm" svg:y="6.067cm" svg:viewBox="0 0 2857 1111" draw:points="0,1111 2857,1111 2857,0 0,0">
              <text:p/>
            </draw:polygon>
          </draw:g>
          <draw:frame draw:style-name="gr6" draw:layer="layout" svg:width="2.858cm" svg:height="1.111cm" svg:x="10.398cm" svg:y="6.067cm">
            <draw:text-box>
              <text:p text:style-name="P2"><text:span text:style-name="T2">Failure Report</text:span></text:p>
            </draw:text-box>
          </draw:frame>
        </draw:g>
        <draw:line draw:style-name="gr18" draw:layer="layout" svg:x1="7.818cm" svg:y1="6.623cm" svg:x2="10.397cm" svg:y2="6.623cm">
          <text:p/>
        </draw:line>
        <draw:line draw:style-name="gr19" draw:layer="layout" svg:x1="6.532cm" svg:y1="4.321cm" svg:x2="6.532cm" svg:y2="6.067cm">
          <text:p/>
        </draw:line>
        <draw:frame draw:style-name="gr20" draw:text-style-name="P4" draw:layer="layout" svg:width="1.429cm" svg:height="1.23cm" svg:x="7.561cm" svg:y="7.125cm">
          <draw:text-box>
            <text:p text:style-name="P2"><text:span text:style-name="T3">SOAP, JDBC, API, etc.</text:span></text:p>
          </draw:text-box>
        </draw:frame>
        <draw:g>
          <draw:g>
            <draw:polygon draw:style-name="gr2" draw:layer="layout" svg:width="2.896cm" svg:height="1.472cm" svg:x="5.08cm" svg:y="4.083cm" svg:viewBox="0 0 2897 1473" draw:points="0,1473 2897,1473 2897,0 0,0">
              <text:p/>
            </draw:polygon>
            <draw:polygon draw:style-name="gr3" draw:layer="layout" svg:width="2.896cm" svg:height="1.472cm" svg:x="5.08cm" svg:y="4.083cm" svg:viewBox="0 0 2897 1473" draw:points="0,1473 2897,1473 2897,0 0,0">
              <text:p/>
            </draw:polygon>
          </draw:g>
          <draw:frame draw:style-name="gr21" draw:layer="layout" svg:width="2.897cm" svg:height="1.744cm" svg:x="5.08cm" svg:y="3.948cm">
            <draw:text-box>
              <text:p text:style-name="P2"><text:span text:style-name="T2">Test Input file (comma-separated, updates /  “n-stable” queries)</text:span></text:p>
            </draw:text-box>
          </draw:frame>
        </draw:g>
        <draw:line draw:style-name="gr22" draw:layer="layout" svg:x1="6.548cm" svg:y1="3.315cm" svg:x2="6.548cm" svg:y2="4.082cm">
          <text:p/>
        </draw:line>
        <draw:g>
          <draw:g>
            <draw:polygon draw:style-name="gr2" draw:layer="layout" svg:width="2.856cm" svg:height="1.11cm" svg:x="10.398cm" svg:y="4.242cm" svg:viewBox="0 0 2857 1111" draw:points="0,1111 2857,1111 2857,0 0,0">
              <text:p/>
            </draw:polygon>
            <draw:polygon draw:style-name="gr3" draw:layer="layout" svg:width="2.856cm" svg:height="1.11cm" svg:x="10.398cm" svg:y="4.242cm" svg:viewBox="0 0 2857 1111" draw:points="0,1111 2857,1111 2857,0 0,0">
              <text:p/>
            </draw:polygon>
          </draw:g>
          <draw:frame draw:style-name="gr6" draw:layer="layout" svg:width="2.858cm" svg:height="1.363cm" svg:x="10.398cm" svg:y="4.117cm">
            <draw:text-box>
              <text:p text:style-name="P2"><text:span text:style-name="T2">Load test results with multiple dimensions</text:span></text:p>
            </draw:text-box>
          </draw:frame>
        </draw:g>
        <draw:g>
          <draw:g>
            <draw:path draw:style-name="gr23" draw:layer="layout" svg:width="2.539cm" svg:height="1.11cm" svg:x="13.97cm" svg:y="4.24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13.97cm" svg:y="4.24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13.97cm" svg:y="4.242cm">
            <draw:text-box>
              <text:p text:style-name="P2"><text:span text:style-name="T2">Excel  (Pivot Chart)</text:span></text:p>
            </draw:text-box>
          </draw:frame>
        </draw:g>
        <draw:line draw:style-name="gr24" draw:layer="layout" svg:x1="7.818cm" svg:y1="6.622cm" svg:x2="10.397cm" svg:y2="4.797cm">
          <text:p/>
        </draw:line>
        <draw:line draw:style-name="gr25" draw:layer="layout" svg:x1="13.256cm" svg:y1="4.797cm" svg:x2="13.97cm" svg:y2="4.797cm">
          <text:p/>
        </draw:line>
        <draw:line draw:style-name="gr26" draw:layer="layout" svg:x1="3.143cm" svg:y1="8.845cm" svg:x2="10.397cm" svg:y2="8.845cm">
          <text:p/>
        </draw:line>
        <draw:g>
          <draw:g>
            <draw:polygon draw:style-name="gr15" draw:layer="layout" svg:width="5.065cm" svg:height="2.777cm" svg:x="1.016cm" svg:y="11.43cm" svg:viewBox="0 0 5066 2778" draw:points="0,966 0,2778 5066,2778 5066,966 2877,966 2877,966 4345,0 2189,966 2189,966">
              <text:p/>
            </draw:polygon>
            <draw:polygon draw:style-name="gr3" draw:layer="layout" svg:width="5.065cm" svg:height="2.777cm" svg:x="1.016cm" svg:y="11.527cm" svg:viewBox="0 0 5066 2778" draw:points="0,966 0,2778 5066,2778 5066,966 2877,966 2877,966 4345,0 2189,966 2189,966">
              <text:p/>
            </draw:polygon>
          </draw:g>
          <draw:frame draw:style-name="gr27" draw:text-style-name="P5" draw:layer="layout" svg:width="5.066cm" svg:height="2.351cm" svg:x="1.016cm" svg:y="12.127cm">
            <draw:text-box>
              <text:p text:style-name="P5"><text:span text:style-name="T2">Finds ‘base’ values, such as all account numbers or user identifiers, from input file, and uses these to pose all possible queries to SUTs.</text:span></text:p>
            </draw:text-box>
          </draw:frame>
        </draw:g>
        <draw:g>
          <draw:g>
            <draw:path draw:style-name="gr7" draw:layer="layout" svg:width="2.539cm" svg:height="1.11cm" svg:x="5.278cm" svg:y="2.257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5.278cm" svg:y="2.257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363cm" svg:x="5.278cm" svg:y="2.131cm">
            <draw:text-box>
              <text:p text:style-name="P2"><text:span text:style-name="T2">RUGE Test Generator (Prolog)</text:span></text:p>
            </draw:text-box>
          </draw:frame>
        </draw:g>
        <draw:g>
          <draw:g>
            <draw:path draw:style-name="gr23" draw:layer="layout" svg:width="2.539cm" svg:height="0.713cm" svg:x="10.378cm" svg:y="2.447cm" svg:viewBox="0 0 2540 714" svg:d="m2222 714v0h1c58 0 108-13 159-42 50-30 86-66 116-116 29-51 42-101 42-159v-1-79 0 0c0-58-13-108-42-159-30-50-66-86-116-116-51-29-101-42-159-42h-1-1905v0c-58 0-108 13-159 42-50 30-86 66-116 117-29 50-42 100-42 158v79 0 1c0 58 13 108 42 159 30 50 66 86 116 116 51 29 101 42 159 42v0z">
              <text:p/>
            </draw:path>
            <draw:path draw:style-name="gr3" draw:layer="layout" svg:width="2.539cm" svg:height="0.713cm" svg:x="10.378cm" svg:y="2.447cm" svg:viewBox="0 0 2540 714" svg:d="m2222 714v0h1c58 0 108-13 159-42 50-30 86-66 116-116 29-51 42-101 42-159v-1-79 0 0c0-58-13-108-42-159-30-50-66-86-116-116-51-29-101-42-159-42h-1-1905v0c-58 0-108 13-159 42-50 30-86 66-116 117-29 50-42 100-42 158v79 0 1c0 58 13 108 42 159 30 50 66 86 116 116 51 29 101 42 159 42v0z">
              <text:p/>
            </draw:path>
          </draw:g>
          <draw:frame draw:style-name="gr28" draw:layer="layout" svg:width="2.54cm" svg:height="0.715cm" svg:x="10.378cm" svg:y="2.447cm">
            <draw:text-box>
              <text:p text:style-name="P2"><text:span text:style-name="T2">(Optional) Edit</text:span></text:p>
            </draw:text-box>
          </draw:frame>
        </draw:g>
        <draw:line draw:style-name="gr29" draw:layer="layout" svg:x1="10.378cm" svg:y1="2.805cm" svg:x2="7.977cm" svg:y2="4.638cm">
          <text:p/>
        </draw:line>
        <draw:g>
          <draw:polygon draw:style-name="gr5" draw:layer="layout" svg:width="3.491cm" svg:height="1.546cm" svg:x="17.462cm" svg:y="2.077cm" svg:viewBox="0 0 3492 1547" draw:points="0,1547 3492,1547 3492,0 0,0">
            <text:p/>
          </draw:polygon>
          <draw:frame draw:style-name="gr30" draw:layer="layout" svg:width="3.493cm" svg:height="1.548cm" svg:x="17.462cm" svg:y="2.077cm">
            <draw:text-box>
              <text:p text:style-name="P2"><text:span text:style-name="T4">Level 1 Testing</text:span><text:span text:style-name="T4"><text:line-break/></text:span><text:span text:style-name="T2">(Fixed regression)</text:span></text:p>
            </draw:text-box>
          </draw:frame>
        </draw:g>
        <draw:g>
          <draw:polygon draw:style-name="gr5" draw:layer="layout" svg:width="3.491cm" svg:height="1.546cm" svg:x="17.436cm" svg:y="4.061cm" svg:viewBox="0 0 3492 1547" draw:points="0,1547 3492,1547 3492,0 0,0">
            <text:p/>
          </draw:polygon>
          <draw:frame draw:style-name="gr30" draw:layer="layout" svg:width="3.493cm" svg:height="1.548cm" svg:x="17.436cm" svg:y="4.061cm">
            <draw:text-box>
              <text:p text:style-name="P2"><text:span text:style-name="T4">Load Testing</text:span></text:p>
            </draw:text-box>
          </draw:frame>
        </draw:g>
        <draw:g>
          <draw:polygon draw:style-name="gr5" draw:layer="layout" svg:width="3.491cm" svg:height="1.546cm" svg:x="17.462cm" svg:y="5.874cm" svg:viewBox="0 0 3492 1547" draw:points="0,1547 3492,1547 3492,0 0,0">
            <text:p/>
          </draw:polygon>
          <draw:frame draw:style-name="gr30" draw:layer="layout" svg:width="3.493cm" svg:height="1.548cm" svg:x="17.462cm" svg:y="5.874cm">
            <draw:text-box>
              <text:p text:style-name="P2"><text:span text:style-name="T4">Level 2 Testing</text:span><text:span text:style-name="T4"><text:line-break/></text:span><text:span text:style-name="T2">(Updates work and queries match results)</text:span></text:p>
            </draw:text-box>
          </draw:frame>
        </draw:g>
        <draw:g>
          <draw:polygon draw:style-name="gr5" draw:layer="layout" svg:width="3.491cm" svg:height="1.546cm" svg:x="17.436cm" svg:y="10.286cm" svg:viewBox="0 0 3492 1547" draw:points="0,1547 3492,1547 3492,0 0,0">
            <text:p/>
          </draw:polygon>
          <draw:frame draw:style-name="gr30" draw:layer="layout" svg:width="3.493cm" svg:height="1.548cm" svg:x="17.436cm" svg:y="10.286cm">
            <draw:text-box>
              <text:p text:style-name="P2"><text:span text:style-name="T4">Level 3 Testing</text:span><text:span text:style-name="T4"><text:line-break/></text:span><text:span text:style-name="T2">(SUTs have  same facts)</text:span></text:p>
            </draw:text-box>
          </draw:frame>
        </draw:g>
        <draw:g>
          <draw:g>
            <draw:polygon draw:style-name="gr15" draw:layer="layout" svg:width="4.285cm" svg:height="0.958cm" svg:x="0.396cm" svg:y="4.044cm" svg:viewBox="0 0 4286 959" draw:points="0,0 2540,0 2540,162 2540,162 4286,479 2540,797 2540,797 2540,959 0,959">
              <text:p/>
            </draw:polygon>
            <draw:polygon draw:style-name="gr3" draw:layer="layout" svg:width="4.285cm" svg:height="0.958cm" svg:x="0.396cm" svg:y="4.044cm" svg:viewBox="0 0 4286 959" draw:points="0,0 2540,0 2540,162 2540,162 4286,479 2540,797 2540,797 2540,959 0,959">
              <text:p/>
            </draw:polygon>
          </draw:g>
          <draw:frame draw:style-name="gr31" draw:layer="layout" svg:width="2.54cm" svg:height="0.982cm" svg:x="0.397cm" svg:y="4.033cm">
            <draw:text-box>
              <text:p text:style-name="P5"><text:span text:style-name="T2">Generate once, run many</text:span></text:p>
            </draw:text-box>
          </draw:frame>
        </draw:g>
        <draw:g>
          <draw:polygon draw:style-name="gr15" draw:layer="layout" svg:width="3.809cm" svg:height="1.636cm" svg:x="0.508cm" svg:y="0.468cm" svg:viewBox="0 0 3810 1637" draw:points="0,0 2422,0 2422,501 2422,501 3810,342 2422,1136 2422,1136 2422,1637 0,1637">
            <text:p/>
          </draw:polygon>
          <draw:polygon draw:style-name="gr3" draw:layer="layout" svg:width="3.809cm" svg:height="1.636cm" svg:x="0.508cm" svg:y="0.508cm" svg:viewBox="0 0 3810 1637" draw:points="0,0 2422,0 2422,501 2422,501 3810,508 2422,1136 2422,1136 2422,1637 0,1637">
            <text:p/>
          </draw:polygon>
          <draw:frame draw:style-name="gr32" draw:layer="layout" svg:width="2.54cm" svg:height="1.744cm" svg:x="0.508cm" svg:y="0.415cm">
            <draw:text-box>
              <text:p text:style-name="P5"><text:span text:style-name="T2">Declarative and statistical rules to guide test event generation.</text:span></text:p>
            </draw:text-box>
          </draw:frame>
        </draw:g>
        <draw:frame draw:style-name="gr1" draw:text-style-name="P1" draw:layer="layout" svg:width="0.814cm" svg:height="0.528cm" svg:x="4.901cm" svg:y="10.033cm">
          <draw:image xlink:href="Pictures/100000000000050000000400CE24AF4D.jpg" xlink:type="simple" xlink:show="embed" xlink:actuate="onLoad">
            <text:p/>
          </draw:image>
        </draw:frame>
        <draw:frame draw:style-name="gr1" draw:text-style-name="P1" draw:layer="layout" svg:width="0.814cm" svg:height="0.528cm" svg:x="9.144cm" svg:y="2.413cm">
          <draw:image xlink:href="Pictures/100000000000050000000400CE24AF4D.jpg" xlink:type="simple" xlink:show="embed" xlink:actuate="onLoad">
            <text:p/>
          </draw:image>
        </draw:frame>
      </draw:page>
      <draw:page draw:name="Old1" draw:style-name="dp1" draw:master-page-name="Default">
        <draw:g>
          <draw:g>
            <draw:path draw:style-name="gr2" draw:layer="layout" svg:width="4.126cm" svg:height="4.126cm" svg:x="5.556cm" svg:y="7.779cm" svg:viewBox="0 0 4127 4127" svg:d="m3810 4127v0c58 0 108-13 159-42 50-30 86-66 116-116 29-51 42-101 42-159v-3493 0 0c0-58-13-108-42-159-30-50-66-86-116-116-51-29-101-42-159-42h-3493v0c-58 0-108 13-159 42-50 30-86 66-116 117-29 50-42 100-42 158v3493 0c0 58 13 108 42 159 30 50 66 86 117 116 50 29 100 42 158 42z">
              <text:p/>
            </draw:path>
            <draw:path draw:style-name="gr3" draw:layer="layout" svg:width="4.126cm" svg:height="4.126cm" svg:x="5.556cm" svg:y="7.779cm" svg:viewBox="0 0 4127 4127" svg:d="m3810 4127v0c58 0 108-13 159-42 50-30 86-66 116-116 29-51 42-101 42-159v-3493 0 0c0-58-13-108-42-159-30-50-66-86-116-116-51-29-101-42-159-42h-3493v0c-58 0-108 13-159 42-50 30-86 66-116 117-29 50-42 100-42 158v3493 0c0 58 13 108 42 159 30 50 66 86 117 116 50 29 100 42 158 42z">
              <text:p/>
            </draw:path>
          </draw:g>
          <draw:frame draw:style-name="gr33" draw:layer="layout" svg:width="4.128cm" svg:height="4.128cm" svg:x="5.556cm" svg:y="7.779cm">
            <draw:text-box>
              <text:p text:style-name="P2"><text:span text:style-name="T2">DevClear Test System</text:span></text:p>
            </draw:text-box>
          </draw:frame>
        </draw:g>
        <draw:g>
          <draw:g>
            <draw:polygon draw:style-name="gr2" draw:layer="layout" svg:width="2.856cm" svg:height="1.11cm" svg:x="6.191cm" svg:y="4.763cm" svg:viewBox="0 0 2857 1111" draw:points="0,1111 2857,1111 2857,0 0,0">
              <text:p/>
            </draw:polygon>
            <draw:polygon draw:style-name="gr3" draw:layer="layout" svg:width="2.856cm" svg:height="1.11cm" svg:x="6.191cm" svg:y="4.763cm" svg:viewBox="0 0 2857 1111" draw:points="0,1111 2857,1111 2857,0 0,0">
              <text:p/>
            </draw:polygon>
          </draw:g>
          <draw:frame draw:style-name="gr6" draw:layer="layout" svg:width="2.858cm" svg:height="1.111cm" svg:x="6.191cm" svg:y="4.763cm">
            <draw:text-box>
              <text:p text:style-name="P2"><text:span text:style-name="T2">DCP rules file</text:span></text:p>
            </draw:text-box>
          </draw:frame>
        </draw:g>
        <draw:g>
          <draw:g>
            <draw:path draw:style-name="gr2" draw:layer="layout" svg:width="2.539cm" svg:height="1.11cm" svg:x="6.35cm" svg:y="8.096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6.35cm" svg:y="8.096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6.35cm" svg:y="8.096cm">
            <draw:text-box>
              <text:p text:style-name="P2"><text:span text:style-name="T2">Test Generator</text:span></text:p>
            </draw:text-box>
          </draw:frame>
        </draw:g>
        <draw:g>
          <draw:g>
            <draw:polygon draw:style-name="gr2" draw:layer="layout" svg:width="2.856cm" svg:height="1.11cm" svg:x="1.111cm" svg:y="8.096cm" svg:viewBox="0 0 2857 1111" draw:points="0,1111 2857,1111 2857,0 0,0">
              <text:p/>
            </draw:polygon>
            <draw:polygon draw:style-name="gr3" draw:layer="layout" svg:width="2.856cm" svg:height="1.11cm" svg:x="1.111cm" svg:y="8.096cm" svg:viewBox="0 0 2857 1111" draw:points="0,1111 2857,1111 2857,0 0,0">
              <text:p/>
            </draw:polygon>
          </draw:g>
          <draw:frame draw:style-name="gr6" draw:layer="layout" svg:width="2.858cm" svg:height="1.111cm" svg:x="1.111cm" svg:y="8.096cm">
            <draw:text-box>
              <text:p text:style-name="P2"><text:span text:style-name="T2">POD format file</text:span></text:p>
            </draw:text-box>
          </draw:frame>
        </draw:g>
        <draw:g>
          <draw:g>
            <draw:polygon draw:style-name="gr2" draw:layer="layout" svg:width="2.856cm" svg:height="1.11cm" svg:x="10.795cm" svg:y="8.096cm" svg:viewBox="0 0 2857 1111" draw:points="0,1111 2857,1111 2857,0 0,0">
              <text:p/>
            </draw:polygon>
            <draw:polygon draw:style-name="gr3" draw:layer="layout" svg:width="2.856cm" svg:height="1.11cm" svg:x="10.795cm" svg:y="8.096cm" svg:viewBox="0 0 2857 1111" draw:points="0,1111 2857,1111 2857,0 0,0">
              <text:p/>
            </draw:polygon>
          </draw:g>
          <draw:frame draw:style-name="gr6" draw:layer="layout" svg:width="2.858cm" svg:height="1.111cm" svg:x="10.795cm" svg:y="8.096cm">
            <draw:text-box>
              <text:p text:style-name="P2"><text:span text:style-name="T2">POA format file</text:span></text:p>
            </draw:text-box>
          </draw:frame>
        </draw:g>
        <draw:g>
          <draw:g>
            <draw:path draw:style-name="gr2" draw:layer="layout" svg:width="2.856cm" svg:height="1.269cm" svg:x="1.111cm" svg:y="10.16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  <draw:path draw:style-name="gr3" draw:layer="layout" svg:width="2.856cm" svg:height="1.269cm" svg:x="1.111cm" svg:y="10.16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</draw:g>
          <draw:frame draw:style-name="gr34" draw:layer="layout" svg:width="2.858cm" svg:height="1.27cm" svg:x="1.111cm" svg:y="10.16cm">
            <draw:text-box>
              <text:p text:style-name="P2"><text:span text:style-name="T5">DCP-MF </text:span><text:span text:style-name="T2">(test configuration)</text:span></text:p>
            </draw:text-box>
          </draw:frame>
        </draw:g>
        <draw:g>
          <draw:g>
            <draw:path draw:style-name="gr2" draw:layer="layout" svg:width="2.856cm" svg:height="1.269cm" svg:x="10.795cm" svg:y="10.16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  <draw:path draw:style-name="gr3" draw:layer="layout" svg:width="2.856cm" svg:height="1.269cm" svg:x="10.795cm" svg:y="10.16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</draw:g>
          <draw:frame draw:style-name="gr34" draw:layer="layout" svg:width="2.858cm" svg:height="1.27cm" svg:x="10.795cm" svg:y="10.16cm">
            <draw:text-box>
              <text:p text:style-name="P2"><text:span text:style-name="T5">DCP-DIG </text:span><text:span text:style-name="T2">(test configuration)</text:span></text:p>
            </draw:text-box>
          </draw:frame>
        </draw:g>
        <draw:g>
          <draw:g>
            <draw:path draw:style-name="gr2" draw:layer="layout" svg:width="2.539cm" svg:height="0.951cm" svg:x="6.35cm" svg:y="10.319cm" svg:viewBox="0 0 2540 952" svg:d="m2222 952v0h1c58 0 108-13 159-42 50-30 86-66 116-116 29-51 42-101 42-159v0-318 0 0c0-58-13-108-42-159-30-50-66-86-116-116-51-29-101-42-159-42h-1-1905v0c-58 0-108 13-159 42-50 30-86 66-116 117-29 50-42 100-42 158v318 0c0 58 13 108 42 159 30 50 66 86 117 116 50 29 100 42 158 42z">
              <text:p/>
            </draw:path>
            <draw:path draw:style-name="gr3" draw:layer="layout" svg:width="2.539cm" svg:height="0.951cm" svg:x="6.35cm" svg:y="10.319cm" svg:viewBox="0 0 2540 952" svg:d="m2222 952v0h1c58 0 108-13 159-42 50-30 86-66 116-116 29-51 42-101 42-159v0-318 0 0c0-58-13-108-42-159-30-50-66-86-116-116-51-29-101-42-159-42h-1-1905v0c-58 0-108 13-159 42-50 30-86 66-116 117-29 50-42 100-42 158v318 0c0 58 13 108 42 159 30 50 66 86 117 116 50 29 100 42 158 42z">
              <text:p/>
            </draw:path>
          </draw:g>
          <draw:frame draw:style-name="gr8" draw:layer="layout" svg:width="2.54cm" svg:height="0.953cm" svg:x="6.35cm" svg:y="10.319cm">
            <draw:text-box>
              <text:p text:style-name="P2"><text:span text:style-name="T2">Test Comparator</text:span></text:p>
            </draw:text-box>
          </draw:frame>
        </draw:g>
        <draw:line draw:style-name="gr35" draw:layer="layout" svg:x1="7.62cm" svg:y1="5.874cm" svg:x2="7.62cm" svg:y2="7.779cm">
          <text:p/>
        </draw:line>
        <draw:line draw:style-name="gr36" draw:layer="layout" svg:x1="6.35cm" svg:y1="8.652cm" svg:x2="3.969cm" svg:y2="8.652cm">
          <text:p/>
        </draw:line>
        <draw:line draw:style-name="gr37" draw:layer="layout" svg:x1="8.89cm" svg:y1="8.652cm" svg:x2="10.795cm" svg:y2="8.652cm">
          <text:p/>
        </draw:line>
        <draw:line draw:style-name="gr38" draw:layer="layout" svg:x1="2.54cm" svg:y1="9.208cm" svg:x2="2.54cm" svg:y2="10.16cm">
          <text:p/>
        </draw:line>
        <draw:line draw:style-name="gr39" draw:layer="layout" svg:x1="12.224cm" svg:y1="9.208cm" svg:x2="12.224cm" svg:y2="10.16cm">
          <text:p/>
        </draw:line>
        <draw:line draw:style-name="gr40" draw:layer="layout" svg:x1="10.795cm" svg:y1="10.795cm" svg:x2="8.89cm" svg:y2="10.795cm">
          <text:p/>
        </draw:line>
        <draw:line draw:style-name="gr41" draw:layer="layout" svg:x1="3.969cm" svg:y1="10.795cm" svg:x2="6.35cm" svg:y2="10.795cm">
          <text:p/>
        </draw:line>
        <draw:g>
          <draw:g>
            <draw:polygon draw:style-name="gr15" draw:layer="layout" svg:width="12.54cm" svg:height="2.313cm" svg:x="8.414cm" svg:y="4.558cm" svg:viewBox="0 0 12541 2314" draw:points="12541,2314 2381,2314 2381,1474 2381,1474 0,2109 2381,839 2381,839 2381,0 12541,0">
              <text:p/>
            </draw:polygon>
            <draw:polygon draw:style-name="gr3" draw:layer="layout" svg:width="12.54cm" svg:height="2.313cm" svg:x="8.414cm" svg:y="4.558cm" svg:viewBox="0 0 12541 2314" draw:points="12541,2314 2381,2314 2381,1474 2381,1474 0,2109 2381,839 2381,839 2381,0 12541,0">
              <text:p/>
            </draw:polygon>
          </draw:g>
          <draw:frame draw:style-name="gr42" draw:layer="layout" svg:width="10.16cm" svg:height="2.887cm" svg:x="10.795cm" svg:y="4.272cm">
            <draw:text-box>
              <text:p text:style-name="P3"><text:span text:style-name="T2">CM with email E registers with GUID X</text:span><text:span text:style-name="T2"><text:line-break/></text:span><text:span text:style-name="T2">CM with email E has opted out of X for account A</text:span><text:span text:style-name="T2"><text:line-break/></text:span><text:span text:style-name="T2">CM with sms S has elected to not receive messages after 8pm</text:span><text:span text:style-name="T2"><text:line-break/></text:span><text:span text:style-name="T2">AuthorizedAgent G has assgned “Jo Smith” as booking agent for account 6789</text:span><text:span text:style-name="T2"><text:line-break/></text:span><text:span text:style-name="T2">Verify that CM with email E has only made one explicit optout decision</text:span><text:span text:style-name="T2"><text:line-break/></text:span><text:span text:style-name="T2">...</text:span></text:p>
            </draw:text-box>
          </draw:frame>
        </draw:g>
        <draw:frame draw:style-name="gr43" draw:layer="layout" svg:width="7.62cm" svg:height="1.087cm" svg:x="11.113cm" svg:y="3.81cm">
          <draw:text-box>
            <text:p text:style-name="P2"><text:span text:style-name="T6">Generates “logical” statements, e.g.”</text:span></text:p>
          </draw:text-box>
        </draw:frame>
        <draw:g>
          <draw:g>
            <draw:polygon draw:style-name="gr15" draw:layer="layout" svg:width="3.808cm" svg:height="3.583cm" svg:x="1.746cm" svg:y="4.671cm" svg:viewBox="0 0 3809 3584" draw:points="3809,2314 3809,0 0,0 0,2314 1587,2314 1587,2314 3016,3584 2222,2314 2222,2314">
              <text:p/>
            </draw:polygon>
            <draw:polygon draw:style-name="gr3" draw:layer="layout" svg:width="3.808cm" svg:height="3.583cm" svg:x="1.746cm" svg:y="4.671cm" svg:viewBox="0 0 3809 3584" draw:points="3809,2314 3809,0 0,0 0,2314 1587,2314 1587,2314 3016,3584 2222,2314 2222,2314">
              <text:p/>
            </draw:polygon>
          </draw:g>
          <draw:frame draw:style-name="gr42" draw:layer="layout" svg:width="3.81cm" svg:height="2.506cm" svg:x="1.746cm" svg:y="4.575cm">
            <draw:text-box>
              <text:p text:style-name="P5"><text:span text:style-name="T2">Logical statements are translated into a directly invocable ‘physical’ form, stored as a file so that it can be rerun as needed and/or edited as desired.</text:span></text:p>
            </draw:text-box>
          </draw:frame>
        </draw:g>
        <draw:g>
          <draw:g>
            <draw:polygon draw:style-name="gr15" draw:layer="layout" svg:width="6.772cm" svg:height="3.291cm" svg:x="0.175cm" svg:y="11.135cm" svg:viewBox="0 0 6773 3292" draw:points="0,1655 0,3292 6773,3292 6773,1655 3704,1655 3704,1655 6231,0 3069,1655 3069,1655">
              <text:p/>
            </draw:polygon>
            <draw:polygon draw:style-name="gr3" draw:layer="layout" svg:width="6.772cm" svg:height="3.291cm" svg:x="0.175cm" svg:y="11.135cm" svg:viewBox="0 0 6773 3292" draw:points="0,1655 0,3292 6773,3292 6773,1655 3704,1655 3704,1655 6231,0 3069,1655 3069,1655">
              <text:p/>
            </draw:polygon>
          </draw:g>
          <draw:frame draw:style-name="gr32" draw:layer="layout" svg:width="6.773cm" svg:height="1.744cm" svg:x="0.175cm" svg:y="12.737cm">
            <draw:text-box>
              <text:p text:style-name="P5"><text:span text:style-name="T2">Find any fact F which is true in one but not true in the other. For example, if in DCP-MF there is a CM with email E that has opted out of X, then does DCP-DIG state the same thing?</text:span></text:p>
            </draw:text-box>
          </draw:frame>
        </draw:g>
        <draw:g>
          <draw:g>
            <draw:polygon draw:style-name="gr44" draw:layer="layout" svg:width="13.969cm" svg:height="3.174cm" svg:x="3.493cm" svg:y="0.318cm" svg:viewBox="0 0 13970 3175" draw:points="0,3175 13970,3175 13970,0 0,0">
              <text:p/>
            </draw:polygon>
            <draw:polygon draw:style-name="gr3" draw:layer="layout" svg:width="13.969cm" svg:height="3.174cm" svg:x="3.493cm" svg:y="0.318cm" svg:viewBox="0 0 13970 3175" draw:points="0,3175 13970,3175 13970,0 0,0">
              <text:p/>
            </draw:polygon>
          </draw:g>
          <draw:frame draw:style-name="gr45" draw:layer="layout" svg:width="13.97cm" svg:height="3.502cm" svg:x="3.493cm" svg:y="0.155cm">
            <draw:text-box>
              <text:p text:style-name="P2"><text:span text:style-name="T5">The DevClear Test System accepts high-level rules qualified by statistical patterns that can generate very large test event sets that include setup as well as verification data. In addition it provides a capability to find discrepancies between separate datasets from different systems.</text:span></text:p>
            </draw:text-box>
          </draw:frame>
        </draw:g>
        <draw:g>
          <draw:g>
            <draw:polygon draw:style-name="gr2" draw:layer="layout" svg:width="2.856cm" svg:height="1.11cm" svg:x="10.954cm" svg:y="12.462cm" svg:viewBox="0 0 2857 1111" draw:points="0,1111 2857,1111 2857,0 0,0">
              <text:p/>
            </draw:polygon>
            <draw:polygon draw:style-name="gr3" draw:layer="layout" svg:width="2.856cm" svg:height="1.11cm" svg:x="10.954cm" svg:y="12.462cm" svg:viewBox="0 0 2857 1111" draw:points="0,1111 2857,1111 2857,0 0,0">
              <text:p/>
            </draw:polygon>
          </draw:g>
          <draw:frame draw:style-name="gr6" draw:layer="layout" svg:width="2.858cm" svg:height="1.111cm" svg:x="10.954cm" svg:y="12.462cm">
            <draw:text-box>
              <text:p text:style-name="P2"><text:span text:style-name="T2">Discrepency Report</text:span></text:p>
            </draw:text-box>
          </draw:frame>
        </draw:g>
        <draw:line draw:style-name="gr46" draw:layer="layout" svg:x1="8.89cm" svg:y1="10.795cm" svg:x2="10.953cm" svg:y2="13.017cm">
          <text:p/>
        </draw:line>
        <draw:g>
          <draw:g>
            <draw:polygon draw:style-name="gr2" draw:layer="layout" svg:width="2.856cm" svg:height="1.11cm" svg:x="15.875cm" svg:y="8.096cm" svg:viewBox="0 0 2857 1111" draw:points="0,1111 2857,1111 2857,0 0,0">
              <text:p/>
            </draw:polygon>
            <draw:polygon draw:style-name="gr3" draw:layer="layout" svg:width="2.856cm" svg:height="1.11cm" svg:x="15.875cm" svg:y="8.096cm" svg:viewBox="0 0 2857 1111" draw:points="0,1111 2857,1111 2857,0 0,0">
              <text:p/>
            </draw:polygon>
          </draw:g>
          <draw:frame draw:style-name="gr6" draw:layer="layout" svg:width="2.858cm" svg:height="1.111cm" svg:x="15.875cm" svg:y="8.096cm">
            <draw:text-box>
              <text:p text:style-name="P2"><text:span text:style-name="T2">Failure Report</text:span></text:p>
            </draw:text-box>
          </draw:frame>
        </draw:g>
        <draw:line draw:style-name="gr47" draw:layer="layout" svg:x1="13.653cm" svg:y1="8.652cm" svg:x2="15.875cm" svg:y2="8.652cm">
          <text:p/>
        </draw:line>
        <draw:g>
          <draw:g>
            <draw:polygon draw:style-name="gr15" draw:layer="layout" svg:width="4.602cm" svg:height="4.345cm" svg:x="14.287cm" svg:y="8.652cm" svg:viewBox="0 0 4603 4346" draw:points="297,2709 297,4346 4603,4346 4603,2709 2768,2709 2768,2709 0,0 2133,2709 2133,2709">
              <text:p/>
            </draw:polygon>
            <draw:polygon draw:style-name="gr3" draw:layer="layout" svg:width="4.602cm" svg:height="4.345cm" svg:x="14.287cm" svg:y="8.652cm" svg:viewBox="0 0 4603 4346" draw:points="297,2709 297,4346 4603,4346 4603,2709 2768,2709 2768,2709 0,0 2133,2709 2133,2709">
              <text:p/>
            </draw:polygon>
          </draw:g>
          <draw:frame draw:style-name="gr32" draw:layer="layout" svg:width="4.306cm" svg:height="1.744cm" svg:x="14.585cm" svg:y="11.308cm">
            <draw:text-box>
              <text:p text:style-name="P3"><text:span text:style-name="T2">If any update or verification fails, a report is generated.This would happen on the DBP-MF side as well.</text:span></text:p>
            </draw:text-box>
          </draw:frame>
        </draw:g>
      </draw:page>
      <draw:page draw:name="Load Test Config" draw:style-name="dp1" draw:master-page-name="Default">
        <draw:g>
          <draw:g>
            <draw:path draw:style-name="gr2" draw:layer="layout" svg:width="4.126cm" svg:height="1.745cm" svg:x="0.556cm" svg:y="4.966cm" svg:viewBox="0 0 4127 1746" svg:d="m3810 1746v0 0c58 0 108-13 159-42 50-30 86-66 116-116 29-51 42-101 42-159v-1-1111 0 0c0-58-13-108-42-159-30-50-66-86-116-116-51-29-101-42-159-42h-3493v0c-58 0-108 13-159 42-50 30-86 66-116 117-29 50-42 100-42 158v1111 0 1c0 58 13 108 42 159 30 50 66 86 116 116 51 29 101 42 159 42v0z">
              <text:p/>
            </draw:path>
            <draw:path draw:style-name="gr3" draw:layer="layout" svg:width="4.126cm" svg:height="1.745cm" svg:x="0.556cm" svg:y="4.966cm" svg:viewBox="0 0 4127 1746" svg:d="m3810 1746v0 0c58 0 108-13 159-42 50-30 86-66 116-116 29-51 42-101 42-159v-1-1111 0 0c0-58-13-108-42-159-30-50-66-86-116-116-51-29-101-42-159-42h-3493v0c-58 0-108 13-159 42-50 30-86 66-116 117-29 50-42 100-42 158v1111 0 1c0 58 13 108 42 159 30 50 66 86 116 116 51 29 101 42 159 42v0z">
              <text:p/>
            </draw:path>
          </draw:g>
          <draw:frame draw:style-name="gr48" draw:layer="layout" svg:width="4.128cm" svg:height="1.746cm" svg:x="0.556cm" svg:y="4.966cm">
            <draw:text-box>
              <text:p text:style-name="P2"><text:span text:style-name="T2">TOAD</text:span></text:p>
            </draw:text-box>
          </draw:frame>
        </draw:g>
        <draw:g>
          <draw:g>
            <draw:polygon draw:style-name="gr2" draw:layer="layout" svg:width="2.856cm" svg:height="1.11cm" svg:x="13.732cm" svg:y="3.061cm" svg:viewBox="0 0 2857 1111" draw:points="0,1111 2857,1111 2857,0 0,0">
              <text:p/>
            </draw:polygon>
            <draw:polygon draw:style-name="gr3" draw:layer="layout" svg:width="2.856cm" svg:height="1.11cm" svg:x="13.732cm" svg:y="3.061cm" svg:viewBox="0 0 2857 1111" draw:points="0,1111 2857,1111 2857,0 0,0">
              <text:p/>
            </draw:polygon>
          </draw:g>
          <draw:frame draw:style-name="gr6" draw:layer="layout" svg:width="2.858cm" svg:height="1.111cm" svg:x="13.732cm" svg:y="3.061cm">
            <draw:text-box>
              <text:p text:style-name="P2"><text:span text:style-name="T2">CIDB rules file</text:span></text:p>
            </draw:text-box>
          </draw:frame>
        </draw:g>
        <draw:g>
          <draw:g>
            <draw:path draw:style-name="gr2" draw:layer="layout" svg:width="2.539cm" svg:height="1.11cm" svg:x="13.891cm" svg:y="5.601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13.891cm" svg:y="5.601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13.891cm" svg:y="5.601cm">
            <draw:text-box>
              <text:p text:style-name="P2"><text:span text:style-name="T2">Rule-based test generator</text:span></text:p>
            </draw:text-box>
          </draw:frame>
        </draw:g>
        <draw:g>
          <draw:g>
            <draw:polygon draw:style-name="gr2" draw:layer="layout" svg:width="2.856cm" svg:height="1.11cm" svg:x="13.732cm" svg:y="7.982cm" svg:viewBox="0 0 2857 1111" draw:points="0,1111 2857,1111 2857,0 0,0">
              <text:p/>
            </draw:polygon>
            <draw:polygon draw:style-name="gr3" draw:layer="layout" svg:width="2.856cm" svg:height="1.11cm" svg:x="13.732cm" svg:y="7.982cm" svg:viewBox="0 0 2857 1111" draw:points="0,1111 2857,1111 2857,0 0,0">
              <text:p/>
            </draw:polygon>
          </draw:g>
          <draw:frame draw:style-name="gr6" draw:layer="layout" svg:width="2.858cm" svg:height="1.111cm" svg:x="13.732cm" svg:y="7.982cm">
            <draw:text-box>
              <text:p text:style-name="P2"><text:span text:style-name="T2">events csv file</text:span></text:p>
            </draw:text-box>
          </draw:frame>
        </draw:g>
        <draw:g>
          <draw:g>
            <draw:path draw:style-name="gr2" draw:layer="layout" svg:width="2.856cm" svg:height="1.269cm" svg:x="5.482cm" svg:y="10.598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  <draw:path draw:style-name="gr3" draw:layer="layout" svg:width="2.856cm" svg:height="1.269cm" svg:x="5.482cm" svg:y="10.598cm" svg:viewBox="0 0 2857 1270" svg:d="m2540 1270v0 0c58 0 108-13 159-42 50-30 86-66 116-116 29-51 42-101 42-159v-1-635 0 0c0-58-13-108-42-159-30-50-66-86-116-116-51-29-101-42-159-42h-2223v0c-58 0-108 13-159 42-50 30-86 66-116 117-29 50-42 100-42 158v635 0 1c0 58 13 108 42 159 30 50 66 86 116 116 51 29 101 42 159 42v0z">
              <text:p/>
            </draw:path>
          </draw:g>
          <draw:frame draw:style-name="gr34" draw:layer="layout" svg:width="2.858cm" svg:height="1.27cm" svg:x="5.482cm" svg:y="10.598cm">
            <draw:text-box>
              <text:p text:style-name="P2"><text:span text:style-name="T5">DB2 </text:span><text:span text:style-name="T2">(test configuration)</text:span></text:p>
            </draw:text-box>
          </draw:frame>
        </draw:g>
        <draw:line draw:style-name="gr49" draw:layer="layout" svg:x1="15.161cm" svg:y1="4.172cm" svg:x2="15.161cm" svg:y2="5.6cm">
          <text:p/>
        </draw:line>
        <draw:line draw:style-name="gr50" draw:layer="layout" svg:x1="15.161cm" svg:y1="6.712cm" svg:x2="15.161cm" svg:y2="7.982cm">
          <text:p/>
        </draw:line>
        <draw:line draw:style-name="gr51" draw:layer="layout" svg:x1="3.89cm" svg:y1="11.236cm" svg:x2="5.482cm" svg:y2="11.233cm">
          <text:p/>
        </draw:line>
        <draw:g>
          <draw:g>
            <draw:polygon draw:style-name="gr2" draw:layer="layout" svg:width="2.856cm" svg:height="1.11cm" svg:x="9.446cm" svg:y="10.602cm" svg:viewBox="0 0 2857 1111" draw:points="0,1111 2857,1111 2857,0 0,0">
              <text:p/>
            </draw:polygon>
            <draw:polygon draw:style-name="gr3" draw:layer="layout" svg:width="2.856cm" svg:height="1.11cm" svg:x="9.446cm" svg:y="10.602cm" svg:viewBox="0 0 2857 1111" draw:points="0,1111 2857,1111 2857,0 0,0">
              <text:p/>
            </draw:polygon>
          </draw:g>
          <draw:frame draw:style-name="gr6" draw:layer="layout" svg:width="2.858cm" svg:height="1.111cm" svg:x="9.446cm" svg:y="10.602cm">
            <draw:text-box>
              <text:p text:style-name="P2"><text:span text:style-name="T2">Log file</text:span></text:p>
            </draw:text-box>
          </draw:frame>
        </draw:g>
        <draw:line draw:style-name="gr52" draw:layer="layout" svg:x1="8.652cm" svg:y1="9.094cm" svg:x2="10.874cm" svg:y2="10.602cm">
          <text:p/>
        </draw:line>
        <draw:g>
          <draw:g>
            <draw:polygon draw:style-name="gr2" draw:layer="layout" svg:width="2.856cm" svg:height="1.11cm" svg:x="1.191cm" svg:y="2.982cm" svg:viewBox="0 0 2857 1111" draw:points="0,1111 2857,1111 2857,0 0,0">
              <text:p/>
            </draw:polygon>
            <draw:polygon draw:style-name="gr3" draw:layer="layout" svg:width="2.856cm" svg:height="1.11cm" svg:x="1.191cm" svg:y="2.982cm" svg:viewBox="0 0 2857 1111" draw:points="0,1111 2857,1111 2857,0 0,0">
              <text:p/>
            </draw:polygon>
          </draw:g>
          <draw:frame draw:style-name="gr6" draw:layer="layout" svg:width="2.858cm" svg:height="1.111cm" svg:x="1.191cm" svg:y="2.982cm">
            <draw:text-box>
              <text:p text:style-name="P2"><text:span text:style-name="T2">TOAD Model file</text:span></text:p>
            </draw:text-box>
          </draw:frame>
        </draw:g>
        <draw:g>
          <draw:g>
            <draw:polygon draw:style-name="gr2" draw:layer="layout" svg:width="2.856cm" svg:height="1.11cm" svg:x="1.191cm" svg:y="8.062cm" svg:viewBox="0 0 2857 1111" draw:points="0,1111 2857,1111 2857,0 0,0">
              <text:p/>
            </draw:polygon>
            <draw:polygon draw:style-name="gr3" draw:layer="layout" svg:width="2.856cm" svg:height="1.11cm" svg:x="1.191cm" svg:y="8.062cm" svg:viewBox="0 0 2857 1111" draw:points="0,1111 2857,1111 2857,0 0,0">
              <text:p/>
            </draw:polygon>
          </draw:g>
          <draw:frame draw:style-name="gr6" draw:layer="layout" svg:width="2.858cm" svg:height="1.111cm" svg:x="1.191cm" svg:y="8.062cm">
            <draw:text-box>
              <text:p text:style-name="P2"><text:span text:style-name="T2">SQL file</text:span></text:p>
            </draw:text-box>
          </draw:frame>
        </draw:g>
        <draw:g>
          <draw:g>
            <draw:path draw:style-name="gr2" draw:layer="layout" svg:width="2.539cm" svg:height="1.11cm" svg:x="1.35cm" svg:y="10.681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1.35cm" svg:y="10.681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363cm" svg:x="1.35cm" svg:y="10.556cm">
            <draw:text-box>
              <text:p text:style-name="P2"><text:span text:style-name="T2">Batch clear/reload to DB2 script</text:span></text:p>
            </draw:text-box>
          </draw:frame>
        </draw:g>
        <draw:g>
          <draw:g>
            <draw:path draw:style-name="gr2" draw:layer="layout" svg:width="2.539cm" svg:height="1.11cm" svg:x="7.382cm" svg:y="7.98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7.382cm" svg:y="7.98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7.382cm" svg:y="7.982cm">
            <draw:text-box>
              <text:p text:style-name="P2"><text:span text:style-name="T2">Java app-tier program</text:span></text:p>
            </draw:text-box>
          </draw:frame>
        </draw:g>
        <draw:line draw:style-name="gr53" draw:layer="layout" svg:x1="8.652cm" svg:y1="9.094cm" svg:x2="6.911cm" svg:y2="10.598cm">
          <text:p/>
        </draw:line>
        <draw:line draw:style-name="gr54" draw:layer="layout" svg:x1="13.732cm" svg:y1="8.538cm" svg:x2="9.922cm" svg:y2="8.538cm">
          <text:p/>
        </draw:line>
        <draw:line draw:style-name="gr55" draw:layer="layout" svg:x1="2.619cm" svg:y1="4.093cm" svg:x2="1.667cm" svg:y2="5.204cm">
          <text:p/>
        </draw:line>
        <draw:line draw:style-name="gr56" draw:layer="layout" svg:x1="1.667cm" svg:y1="6.077cm" svg:x2="2.619cm" svg:y2="8.061cm">
          <text:p/>
        </draw:line>
        <draw:line draw:style-name="gr57" draw:layer="layout" svg:x1="2.62cm" svg:y1="9.173cm" svg:x2="2.62cm" svg:y2="10.681cm">
          <text:p/>
        </draw:line>
        <draw:g>
          <draw:g>
            <draw:path draw:style-name="gr2" draw:layer="layout" svg:width="2.539cm" svg:height="1.11cm" svg:x="13.891cm" svg:y="10.60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  <draw:path draw:style-name="gr3" draw:layer="layout" svg:width="2.539cm" svg:height="1.11cm" svg:x="13.891cm" svg:y="10.602cm" svg:viewBox="0 0 2540 1111" svg:d="m2222 1111v0h1c58 0 108-13 159-42 50-30 86-66 116-116 29-51 42-101 42-159v-1-476 0 0c0-58-13-108-42-159-30-50-66-86-116-116-51-29-101-42-159-42h-1-1905v0c-58 0-108 13-159 42-50 30-86 66-116 117-29 50-42 100-42 158v476 0 1c0 58 13 108 42 159 30 50 66 86 116 116 51 29 101 42 159 42v0z">
              <text:p/>
            </draw:path>
          </draw:g>
          <draw:frame draw:style-name="gr6" draw:layer="layout" svg:width="2.54cm" svg:height="1.111cm" svg:x="13.891cm" svg:y="10.602cm">
            <draw:text-box>
              <text:p text:style-name="P2"><text:span text:style-name="T2">Excel pivot chart</text:span></text:p>
            </draw:text-box>
          </draw:frame>
        </draw:g>
        <draw:line draw:style-name="gr58" draw:layer="layout" svg:x1="12.303cm" svg:y1="11.157cm" svg:x2="13.89cm" svg:y2="11.157cm">
          <text:p/>
        </draw:line>
        <draw:g>
          <draw:g>
            <draw:path draw:style-name="gr2" draw:layer="layout" svg:width="1.586cm" svg:height="0.872cm" svg:x="0.873cm" svg:y="5.204cm" svg:viewBox="0 0 1587 873" svg:d="m1270 873v0 0c58 0 108-13 159-42 50-30 86-66 116-116 29-51 42-101 42-159v-1-238 0 0c0-58-13-108-42-159-30-50-66-86-117-116-50-29-100-42-158-42h-953v0c-58 0-108 13-159 42-50 30-86 66-116 117-29 50-42 100-42 158v238 0 1c0 58 13 108 42 159 30 50 66 86 116 116 51 29 101 42 159 42v0z">
              <text:p/>
            </draw:path>
            <draw:path draw:style-name="gr3" draw:layer="layout" svg:width="1.586cm" svg:height="0.872cm" svg:x="0.873cm" svg:y="5.204cm" svg:viewBox="0 0 1587 873" svg:d="m1270 873v0 0c58 0 108-13 159-42 50-30 86-66 116-116 29-51 42-101 42-159v-1-238 0 0c0-58-13-108-42-159-30-50-66-86-117-116-50-29-100-42-158-42h-953v0c-58 0-108 13-159 42-50 30-86 66-116 117-29 50-42 100-42 158v238 0 1c0 58 13 108 42 159 30 50 66 86 116 116 51 29 101 42 159 42v0z">
              <text:p/>
            </draw:path>
          </draw:g>
          <draw:frame draw:style-name="gr59" draw:layer="layout" svg:width="1.588cm" svg:height="0.982cm" svg:x="0.873cm" svg:y="5.15cm">
            <draw:text-box>
              <text:p text:style-name="P2"><text:span text:style-name="T2">DDL generator</text:span></text:p>
            </draw:text-box>
          </draw:frame>
        </draw:g>
        <draw:g>
          <draw:g>
            <draw:path draw:style-name="gr2" draw:layer="layout" svg:width="1.586cm" svg:height="0.872cm" svg:x="2.778cm" svg:y="5.204cm" svg:viewBox="0 0 1587 873" svg:d="m1270 873v0 0c58 0 108-13 159-42 50-30 86-66 116-116 29-51 42-101 42-159v-1-238 0 0c0-58-13-108-42-159-30-50-66-86-117-116-50-29-100-42-158-42h-953v0c-58 0-108 13-159 42-50 30-86 66-116 117-29 50-42 100-42 158v238 0 1c0 58 13 108 42 159 30 50 66 86 116 116 51 29 101 42 159 42v0z">
              <text:p/>
            </draw:path>
            <draw:path draw:style-name="gr3" draw:layer="layout" svg:width="1.586cm" svg:height="0.872cm" svg:x="2.778cm" svg:y="5.204cm" svg:viewBox="0 0 1587 873" svg:d="m1270 873v0 0c58 0 108-13 159-42 50-30 86-66 116-116 29-51 42-101 42-159v-1-238 0 0c0-58-13-108-42-159-30-50-66-86-117-116-50-29-100-42-158-42h-953v0c-58 0-108 13-159 42-50 30-86 66-116 117-29 50-42 100-42 158v238 0 1c0 58 13 108 42 159 30 50 66 86 116 116 51 29 101 42 159 42v0z">
              <text:p/>
            </draw:path>
          </draw:g>
          <draw:frame draw:style-name="gr59" draw:layer="layout" svg:width="1.588cm" svg:height="0.873cm" svg:x="2.778cm" svg:y="5.204cm">
            <draw:text-box>
              <text:p text:style-name="P2"><text:span text:style-name="T2">Editor</text:span></text:p>
            </draw:text-box>
          </draw:frame>
        </draw:g>
        <draw:line draw:style-name="gr60" draw:layer="layout" svg:x1="3.572cm" svg:y1="5.204cm" svg:x2="2.62cm" svg:y2="4.093cm">
          <text:p/>
        </draw:line>
        <draw:g>
          <draw:g>
            <draw:polygon draw:style-name="gr44" draw:layer="layout" svg:width="8.029cm" svg:height="1.599cm" svg:x="4.842cm" svg:y="0.832cm" svg:viewBox="0 0 8030 1600" draw:points="0,1600 8030,1600 8030,0 0,0">
              <text:p/>
            </draw:polygon>
            <draw:polygon draw:style-name="gr3" draw:layer="layout" svg:width="8.029cm" svg:height="1.599cm" svg:x="4.842cm" svg:y="0.832cm" svg:viewBox="0 0 8030 1600" draw:points="0,1600 8030,1600 8030,0 0,0">
              <text:p/>
            </draw:polygon>
          </draw:g>
          <draw:frame draw:style-name="gr61" draw:layer="layout" svg:width="8.03cm" svg:height="1.601cm" svg:x="4.842cm" svg:y="0.832cm">
            <draw:text-box>
              <text:p text:style-name="P2"><text:span text:style-name="T5">CIDB Load Test Process </text:span><text:span text:style-name="T1">(currently on Brendan’s laptop)</text:span></text:p>
            </draw:text-box>
          </draw:frame>
        </draw:g>
      </draw:page>
      <draw:page draw:name="QueueBalancer" draw:style-name="dp1" draw:master-page-name="Default">
        <draw:g>
          <draw:polygon draw:style-name="gr2" draw:layer="layout" svg:width="2.539cm" svg:height="0.475cm" svg:x="8.533cm" svg:y="2.5cm" svg:viewBox="0 0 2540 476" draw:points="0,476 2540,476 2540,0 0,0">
            <text:p/>
          </draw:polygon>
          <draw:polygon draw:style-name="gr3" draw:layer="layout" svg:width="2.539cm" svg:height="0.475cm" svg:x="8.533cm" svg:y="2.5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2.977cm" svg:viewBox="0 0 2540 476" draw:points="0,476 2540,476 2540,0 0,0">
            <text:p/>
          </draw:polygon>
          <draw:polygon draw:style-name="gr3" draw:layer="layout" svg:width="2.539cm" svg:height="0.475cm" svg:x="8.533cm" svg:y="2.977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3.453cm" svg:viewBox="0 0 2540 476" draw:points="0,476 2540,476 2540,0 0,0">
            <text:p/>
          </draw:polygon>
          <draw:polygon draw:style-name="gr3" draw:layer="layout" svg:width="2.539cm" svg:height="0.475cm" svg:x="8.533cm" svg:y="3.453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3.929cm" svg:viewBox="0 0 2540 476" draw:points="0,476 2540,476 2540,0 0,0">
            <text:p/>
          </draw:polygon>
          <draw:polygon draw:style-name="gr3" draw:layer="layout" svg:width="2.539cm" svg:height="0.475cm" svg:x="8.533cm" svg:y="3.929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4.405cm" svg:viewBox="0 0 2540 476" draw:points="0,476 2540,476 2540,0 0,0">
            <text:p/>
          </draw:polygon>
          <draw:polygon draw:style-name="gr3" draw:layer="layout" svg:width="2.539cm" svg:height="0.475cm" svg:x="8.533cm" svg:y="4.405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4.882cm" svg:viewBox="0 0 2540 476" draw:points="0,476 2540,476 2540,0 0,0">
            <text:p/>
          </draw:polygon>
          <draw:polygon draw:style-name="gr3" draw:layer="layout" svg:width="2.539cm" svg:height="0.475cm" svg:x="8.533cm" svg:y="4.882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5.358cm" svg:viewBox="0 0 2540 476" draw:points="0,476 2540,476 2540,0 0,0">
            <text:p/>
          </draw:polygon>
          <draw:polygon draw:style-name="gr3" draw:layer="layout" svg:width="2.539cm" svg:height="0.475cm" svg:x="8.533cm" svg:y="5.358cm" svg:viewBox="0 0 2540 476" draw:points="0,476 2540,476 2540,0 0,0">
            <text:p/>
          </draw:polygon>
        </draw:g>
        <draw:g>
          <draw:polygon draw:style-name="gr2" draw:layer="layout" svg:width="2.539cm" svg:height="0.475cm" svg:x="8.533cm" svg:y="5.834cm" svg:viewBox="0 0 2540 476" draw:points="0,476 2540,476 2540,0 0,0">
            <text:p/>
          </draw:polygon>
          <draw:polygon draw:style-name="gr3" draw:layer="layout" svg:width="2.539cm" svg:height="0.475cm" svg:x="8.533cm" svg:y="5.834cm" svg:viewBox="0 0 2540 476" draw:points="0,476 2540,476 2540,0 0,0">
            <text:p/>
          </draw:polygon>
        </draw:g>
        <draw:g>
          <draw:g>
            <draw:polygon draw:style-name="gr2" draw:layer="layout" svg:width="3.293cm" svg:height="1.03cm" svg:x="4.842cm" svg:y="12.422cm" svg:viewBox="0 0 3294 1031" draw:points="0,1031 3294,1031 3294,0 0,0">
              <text:p/>
            </draw:polygon>
            <draw:polygon draw:style-name="gr3" draw:layer="layout" svg:width="3.293cm" svg:height="1.03cm" svg:x="4.842cm" svg:y="12.422cm" svg:viewBox="0 0 3294 1031" draw:points="0,1031 3294,1031 3294,0 0,0">
              <text:p/>
            </draw:polygon>
          </draw:g>
          <draw:frame draw:style-name="gr62" draw:layer="layout" svg:width="3.294cm" svg:height="1.032cm" svg:x="4.842cm" svg:y="12.422cm">
            <draw:text-box>
              <text:p text:style-name="P2"><text:span text:style-name="T2">Processing Thread 1</text:span></text:p>
            </draw:text-box>
          </draw:frame>
        </draw:g>
        <draw:frame draw:style-name="gr63" draw:layer="layout" svg:width="3.572cm" svg:height="0.794cm" svg:x="8.017cm" svg:y="1.786cm">
          <draw:text-box>
            <text:p text:style-name="P2"><text:span text:style-name="T2">Input Queue</text:span></text:p>
          </draw:text-box>
        </draw:frame>
        <draw:g>
          <draw:polygon draw:style-name="gr2" draw:layer="layout" svg:width="2.539cm" svg:height="0.475cm" svg:x="2.659cm" svg:y="8.136cm" svg:viewBox="0 0 2540 476" draw:points="0,476 2540,476 2540,0 0,0">
            <text:p/>
          </draw:polygon>
          <draw:polygon draw:style-name="gr3" draw:layer="layout" svg:width="2.539cm" svg:height="0.475cm" svg:x="2.659cm" svg:y="8.136cm" svg:viewBox="0 0 2540 476" draw:points="0,476 2540,476 2540,0 0,0">
            <text:p/>
          </draw:polygon>
        </draw:g>
        <draw:g>
          <draw:polygon draw:style-name="gr2" draw:layer="layout" svg:width="2.539cm" svg:height="0.475cm" svg:x="2.659cm" svg:y="8.612cm" svg:viewBox="0 0 2540 476" draw:points="0,476 2540,476 2540,0 0,0">
            <text:p/>
          </draw:polygon>
          <draw:polygon draw:style-name="gr3" draw:layer="layout" svg:width="2.539cm" svg:height="0.475cm" svg:x="2.659cm" svg:y="8.612cm" svg:viewBox="0 0 2540 476" draw:points="0,476 2540,476 2540,0 0,0">
            <text:p/>
          </draw:polygon>
        </draw:g>
        <draw:g>
          <draw:polygon draw:style-name="gr2" draw:layer="layout" svg:width="2.539cm" svg:height="0.475cm" svg:x="2.659cm" svg:y="9.088cm" svg:viewBox="0 0 2540 476" draw:points="0,476 2540,476 2540,0 0,0">
            <text:p/>
          </draw:polygon>
          <draw:polygon draw:style-name="gr3" draw:layer="layout" svg:width="2.539cm" svg:height="0.475cm" svg:x="2.659cm" svg:y="9.088cm" svg:viewBox="0 0 2540 476" draw:points="0,476 2540,476 2540,0 0,0">
            <text:p/>
          </draw:polygon>
        </draw:g>
        <draw:g>
          <draw:polygon draw:style-name="gr2" draw:layer="layout" svg:width="2.539cm" svg:height="0.475cm" svg:x="2.659cm" svg:y="9.565cm" svg:viewBox="0 0 2540 476" draw:points="0,476 2540,476 2540,0 0,0">
            <text:p/>
          </draw:polygon>
          <draw:polygon draw:style-name="gr3" draw:layer="layout" svg:width="2.539cm" svg:height="0.475cm" svg:x="2.659cm" svg:y="9.565cm" svg:viewBox="0 0 2540 476" draw:points="0,476 2540,476 2540,0 0,0">
            <text:p/>
          </draw:polygon>
        </draw:g>
        <draw:frame draw:style-name="gr63" draw:layer="layout" svg:width="2.58cm" svg:height="0.794cm" svg:x="2.659cm" svg:y="7.501cm">
          <draw:text-box>
            <text:p text:style-name="P2"><text:span text:style-name="T2">Work Queue 1</text:span></text:p>
          </draw:text-box>
        </draw:frame>
        <draw:g>
          <draw:polygon draw:style-name="gr2" draw:layer="layout" svg:width="2.539cm" svg:height="0.475cm" svg:x="6.601cm" svg:y="8.136cm" svg:viewBox="0 0 2540 476" draw:points="0,476 2540,476 2540,0 0,0">
            <text:p/>
          </draw:polygon>
          <draw:polygon draw:style-name="gr3" draw:layer="layout" svg:width="2.539cm" svg:height="0.475cm" svg:x="6.601cm" svg:y="8.136cm" svg:viewBox="0 0 2540 476" draw:points="0,476 2540,476 2540,0 0,0">
            <text:p/>
          </draw:polygon>
        </draw:g>
        <draw:g>
          <draw:polygon draw:style-name="gr2" draw:layer="layout" svg:width="2.539cm" svg:height="0.475cm" svg:x="6.601cm" svg:y="8.612cm" svg:viewBox="0 0 2540 476" draw:points="0,476 2540,476 2540,0 0,0">
            <text:p/>
          </draw:polygon>
          <draw:polygon draw:style-name="gr3" draw:layer="layout" svg:width="2.539cm" svg:height="0.475cm" svg:x="6.601cm" svg:y="8.612cm" svg:viewBox="0 0 2540 476" draw:points="0,476 2540,476 2540,0 0,0">
            <text:p/>
          </draw:polygon>
        </draw:g>
        <draw:g>
          <draw:polygon draw:style-name="gr2" draw:layer="layout" svg:width="2.539cm" svg:height="0.475cm" svg:x="6.601cm" svg:y="9.088cm" svg:viewBox="0 0 2540 476" draw:points="0,476 2540,476 2540,0 0,0">
            <text:p/>
          </draw:polygon>
          <draw:polygon draw:style-name="gr3" draw:layer="layout" svg:width="2.539cm" svg:height="0.475cm" svg:x="6.601cm" svg:y="9.088cm" svg:viewBox="0 0 2540 476" draw:points="0,476 2540,476 2540,0 0,0">
            <text:p/>
          </draw:polygon>
        </draw:g>
        <draw:g>
          <draw:polygon draw:style-name="gr2" draw:layer="layout" svg:width="2.539cm" svg:height="0.475cm" svg:x="6.601cm" svg:y="9.565cm" svg:viewBox="0 0 2540 476" draw:points="0,476 2540,476 2540,0 0,0">
            <text:p/>
          </draw:polygon>
          <draw:polygon draw:style-name="gr3" draw:layer="layout" svg:width="2.539cm" svg:height="0.475cm" svg:x="6.601cm" svg:y="9.565cm" svg:viewBox="0 0 2540 476" draw:points="0,476 2540,476 2540,0 0,0">
            <text:p/>
          </draw:polygon>
        </draw:g>
        <draw:frame draw:style-name="gr63" draw:layer="layout" svg:width="2.58cm" svg:height="0.794cm" svg:x="6.601cm" svg:y="7.501cm">
          <draw:text-box>
            <text:p text:style-name="P2"><text:span text:style-name="T2">Work Queue 2</text:span></text:p>
          </draw:text-box>
        </draw:frame>
        <draw:g>
          <draw:polygon draw:style-name="gr2" draw:layer="layout" svg:width="2.539cm" svg:height="0.475cm" svg:x="10.544cm" svg:y="8.136cm" svg:viewBox="0 0 2540 476" draw:points="0,476 2540,476 2540,0 0,0">
            <text:p/>
          </draw:polygon>
          <draw:polygon draw:style-name="gr3" draw:layer="layout" svg:width="2.539cm" svg:height="0.475cm" svg:x="10.544cm" svg:y="8.136cm" svg:viewBox="0 0 2540 476" draw:points="0,476 2540,476 2540,0 0,0">
            <text:p/>
          </draw:polygon>
        </draw:g>
        <draw:g>
          <draw:polygon draw:style-name="gr2" draw:layer="layout" svg:width="2.539cm" svg:height="0.475cm" svg:x="10.544cm" svg:y="8.612cm" svg:viewBox="0 0 2540 476" draw:points="0,476 2540,476 2540,0 0,0">
            <text:p/>
          </draw:polygon>
          <draw:polygon draw:style-name="gr3" draw:layer="layout" svg:width="2.539cm" svg:height="0.475cm" svg:x="10.544cm" svg:y="8.612cm" svg:viewBox="0 0 2540 476" draw:points="0,476 2540,476 2540,0 0,0">
            <text:p/>
          </draw:polygon>
        </draw:g>
        <draw:g>
          <draw:polygon draw:style-name="gr2" draw:layer="layout" svg:width="2.539cm" svg:height="0.475cm" svg:x="10.544cm" svg:y="9.088cm" svg:viewBox="0 0 2540 476" draw:points="0,476 2540,476 2540,0 0,0">
            <text:p/>
          </draw:polygon>
          <draw:polygon draw:style-name="gr3" draw:layer="layout" svg:width="2.539cm" svg:height="0.475cm" svg:x="10.544cm" svg:y="9.088cm" svg:viewBox="0 0 2540 476" draw:points="0,476 2540,476 2540,0 0,0">
            <text:p/>
          </draw:polygon>
        </draw:g>
        <draw:g>
          <draw:polygon draw:style-name="gr2" draw:layer="layout" svg:width="2.539cm" svg:height="0.475cm" svg:x="10.544cm" svg:y="9.565cm" svg:viewBox="0 0 2540 476" draw:points="0,476 2540,476 2540,0 0,0">
            <text:p/>
          </draw:polygon>
          <draw:polygon draw:style-name="gr3" draw:layer="layout" svg:width="2.539cm" svg:height="0.475cm" svg:x="10.544cm" svg:y="9.565cm" svg:viewBox="0 0 2540 476" draw:points="0,476 2540,476 2540,0 0,0">
            <text:p/>
          </draw:polygon>
        </draw:g>
        <draw:frame draw:style-name="gr63" draw:layer="layout" svg:width="2.58cm" svg:height="0.794cm" svg:x="10.544cm" svg:y="7.501cm">
          <draw:text-box>
            <text:p text:style-name="P2"><text:span text:style-name="T2">Work Queue 3</text:span></text:p>
          </draw:text-box>
        </draw:frame>
        <draw:g>
          <draw:polygon draw:style-name="gr2" draw:layer="layout" svg:width="2.539cm" svg:height="0.475cm" svg:x="14.486cm" svg:y="8.136cm" svg:viewBox="0 0 2540 476" draw:points="0,476 2540,476 2540,0 0,0">
            <text:p/>
          </draw:polygon>
          <draw:polygon draw:style-name="gr3" draw:layer="layout" svg:width="2.539cm" svg:height="0.475cm" svg:x="14.486cm" svg:y="8.136cm" svg:viewBox="0 0 2540 476" draw:points="0,476 2540,476 2540,0 0,0">
            <text:p/>
          </draw:polygon>
        </draw:g>
        <draw:g>
          <draw:polygon draw:style-name="gr2" draw:layer="layout" svg:width="2.539cm" svg:height="0.475cm" svg:x="14.486cm" svg:y="8.612cm" svg:viewBox="0 0 2540 476" draw:points="0,476 2540,476 2540,0 0,0">
            <text:p/>
          </draw:polygon>
          <draw:polygon draw:style-name="gr3" draw:layer="layout" svg:width="2.539cm" svg:height="0.475cm" svg:x="14.486cm" svg:y="8.612cm" svg:viewBox="0 0 2540 476" draw:points="0,476 2540,476 2540,0 0,0">
            <text:p/>
          </draw:polygon>
        </draw:g>
        <draw:g>
          <draw:polygon draw:style-name="gr2" draw:layer="layout" svg:width="2.539cm" svg:height="0.475cm" svg:x="14.486cm" svg:y="9.088cm" svg:viewBox="0 0 2540 476" draw:points="0,476 2540,476 2540,0 0,0">
            <text:p/>
          </draw:polygon>
          <draw:polygon draw:style-name="gr3" draw:layer="layout" svg:width="2.539cm" svg:height="0.475cm" svg:x="14.486cm" svg:y="9.088cm" svg:viewBox="0 0 2540 476" draw:points="0,476 2540,476 2540,0 0,0">
            <text:p/>
          </draw:polygon>
        </draw:g>
        <draw:g>
          <draw:polygon draw:style-name="gr2" draw:layer="layout" svg:width="2.539cm" svg:height="0.475cm" svg:x="14.486cm" svg:y="9.565cm" svg:viewBox="0 0 2540 476" draw:points="0,476 2540,476 2540,0 0,0">
            <text:p/>
          </draw:polygon>
          <draw:polygon draw:style-name="gr3" draw:layer="layout" svg:width="2.539cm" svg:height="0.475cm" svg:x="14.486cm" svg:y="9.565cm" svg:viewBox="0 0 2540 476" draw:points="0,476 2540,476 2540,0 0,0">
            <text:p/>
          </draw:polygon>
        </draw:g>
        <draw:frame draw:style-name="gr63" draw:layer="layout" svg:width="2.58cm" svg:height="0.794cm" svg:x="14.486cm" svg:y="7.501cm">
          <draw:text-box>
            <text:p text:style-name="P2"><text:span text:style-name="T2">Work Queue 4</text:span></text:p>
          </draw:text-box>
        </draw:frame>
        <draw:g>
          <draw:g>
            <draw:polygon draw:style-name="gr2" draw:layer="layout" svg:width="3.293cm" svg:height="1.03cm" svg:x="10.775cm" svg:y="12.383cm" svg:viewBox="0 0 3294 1031" draw:points="0,1031 3294,1031 3294,0 0,0">
              <text:p/>
            </draw:polygon>
            <draw:polygon draw:style-name="gr3" draw:layer="layout" svg:width="3.293cm" svg:height="1.03cm" svg:x="10.775cm" svg:y="12.383cm" svg:viewBox="0 0 3294 1031" draw:points="0,1031 3294,1031 3294,0 0,0">
              <text:p/>
            </draw:polygon>
          </draw:g>
          <draw:frame draw:style-name="gr62" draw:layer="layout" svg:width="3.294cm" svg:height="1.032cm" svg:x="10.775cm" svg:y="12.383cm">
            <draw:text-box>
              <text:p text:style-name="P2"><text:span text:style-name="T2">Processing Thread 2</text:span></text:p>
            </draw:text-box>
          </draw:frame>
        </draw:g>
        <draw:frame draw:style-name="gr64" draw:layer="layout" svg:width="5.318cm" svg:height="1.681cm" svg:x="13.176cm" svg:y="4.398cm">
          <draw:text-box>
            <text:p text:style-name="P3"><text:span text:style-name="T2">(2) If empty, then block load a set of messages from the Input Queue in a single JMS local transaction.</text:span><text:span text:style-name="T2"><text:line-break/></text:span><text:span text:style-name="T2"/></text:p>
          </draw:text-box>
        </draw:frame>
        <draw:line draw:style-name="gr65" draw:layer="layout" svg:x1="10.914cm" svg:y1="12.382cm" svg:x2="8.976cm" svg:y2="10.444cm">
          <text:p/>
        </draw:line>
        <draw:path draw:style-name="gr66" draw:layer="layout" svg:width="2.29cm" svg:height="7.031cm" svg:x="11.906cm" svg:y="5.348cm" svg:viewBox="0 0 2291 7032" svg:d="m1944 7032v0c191-880 292-1618 331-2433 61-1263-52-2219-361-3053-308-834-720-1297-1315-1479-200-61-378-79-599-60">
          <text:p/>
        </draw:path>
        <draw:g>
          <draw:path draw:style-name="gr3" draw:layer="layout" svg:width="0.713cm" svg:height="1.904cm" svg:x="11.192cm" svg:y="4.405cm" svg:viewBox="0 0 714 1905" svg:d="m0 0h79v0c56 0 104 12 154 40 51 28 88 64 118 114s44 99 45 157c0 2 0 4 0 6v318 0c0 2 0 4 0 6 1 58 15 107 45 157s67 86 118 114c50 28 98 40 155 40v0c-2 0-4 0-7 0-58 1-107 15-157 45s-86 67-114 118c-28 50-40 98-40 155v317 0c0 57-12 105-40 155-28 51-64 88-114 118s-99 44-157 45c-2 0-4 0-6 0h-79">
            <text:p/>
          </draw:path>
          <draw:frame draw:style-name="gr67" draw:layer="layout" svg:width="1.411cm" svg:height="1.236cm" svg:x="11.906cm" svg:y="4.74cm">
            <draw:text-box>
              <text:p/>
            </draw:text-box>
          </draw:frame>
        </draw:g>
        <draw:g>
          <draw:path draw:style-name="gr3" draw:layer="layout" svg:width="0.713cm" svg:height="1.904cm" svg:x="7.541cm" svg:y="4.485cm" svg:viewBox="0 0 714 1905" svg:d="m714 0h-79v0h-1c-58 0-108 13-159 42-50 30-86 66-116 116-29 51-42 101-42 159v0 318 0c0 58-13 108-42 158-30 51-66 87-116 117-51 29-101 42-159 42v0 0 0c58 0 108 13 159 42 50 30 86 66 116 116 29 51 42 101 42 159v1 317 0 1c0 58 13 108 42 159 30 50 66 86 116 116 51 29 101 42 159 42v0h80">
            <text:p/>
          </draw:path>
          <draw:frame draw:style-name="gr67" draw:layer="layout" svg:width="1.411cm" svg:height="1.236cm" svg:x="6.13cm" svg:y="4.82cm">
            <draw:text-box>
              <text:p/>
            </draw:text-box>
          </draw:frame>
        </draw:g>
        <draw:path draw:style-name="gr68" draw:layer="layout" svg:width="0.753cm" svg:height="2.062cm" svg:x="6.787cm" svg:y="5.437cm" svg:viewBox="0 0 754 2063" svg:d="m754 0v0 0c-139 0-257 86-377 276s-207 427-276 756c-69 328-101 651-101 1031">
          <text:p/>
        </draw:path>
        <draw:frame draw:style-name="gr69" draw:layer="layout" svg:width="4.842cm" svg:height="1.3cm" svg:x="14.089cm" svg:y="12.328cm">
          <draw:text-box>
            <text:p text:style-name="P3"><text:span text:style-name="T2">(1) Randomly choose a work queue. In this case, choose queue 2.</text:span><text:span text:style-name="T2"><text:line-break/></text:span><text:span text:style-name="T2"/></text:p>
          </draw:text-box>
        </draw:frame>
        <draw:frame draw:style-name="gr63" draw:layer="layout" svg:width="2.183cm" svg:height="1.744cm" svg:x="7.799cm" svg:y="10.479cm">
          <draw:text-box>
            <text:p text:style-name="P3"><text:span text:style-name="T2">(3) Process next item using 2PC with DB2</text:span></text:p>
          </draw:text-box>
        </draw:frame>
        <draw:frame draw:style-name="gr70" draw:layer="layout" svg:width="12.184cm" svg:height="1.563cm" svg:x="4.048cm" svg:y="0.291cm">
          <draw:text-box>
            <text:p text:style-name="P2"><text:span text:style-name="T7">Consumer-Driven Queue Balancer</text:span><text:span text:style-name="T7"><text:line-break/></text:span><text:span text:style-name="T4">(Purpose: to reduce thread contention on main input queu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ndMarker_5f_10" draw:display-name="EndMarker_10" svg:viewBox="0 0 20 30" svg:d="m10 0-10 30h20z"/>
    <draw:marker draw:name="EndMarker_5f_11" draw:display-name="EndMarker_11" svg:viewBox="0 0 20 30" svg:d="m10 0-10 30h20z"/>
    <draw:marker draw:name="EndMarker_5f_12" draw:display-name="EndMarker_12" svg:viewBox="0 0 20 30" svg:d="m10 0-10 30h20z"/>
    <draw:marker draw:name="EndMarker_5f_13" draw:display-name="EndMarker_13" svg:viewBox="0 0 20 30" svg:d="m10 0-10 30h20z"/>
    <draw:marker draw:name="EndMarker_5f_15" draw:display-name="EndMarker_15" svg:viewBox="0 0 20 30" svg:d="m10 0-10 30h20z"/>
    <draw:marker draw:name="EndMarker_5f_16" draw:display-name="EndMarker_16" svg:viewBox="0 0 20 30" svg:d="m10 0-10 30h20z"/>
    <draw:marker draw:name="EndMarker_5f_17" draw:display-name="EndMarker_17" svg:viewBox="0 0 20 30" svg:d="m10 0-10 30h20z"/>
    <draw:marker draw:name="EndMarker_5f_18" draw:display-name="EndMarker_18" svg:viewBox="0 0 20 30" svg:d="m10 0-10 30h20z"/>
    <draw:marker draw:name="EndMarker_5f_19" draw:display-name="EndMarker_19" svg:viewBox="0 0 20 30" svg:d="m10 0-10 30h20z"/>
    <draw:marker draw:name="EndMarker_5f_2" draw:display-name="EndMarker_2" svg:viewBox="0 0 20 30" svg:d="m10 0-10 30h20z"/>
    <draw:marker draw:name="EndMarker_5f_20" draw:display-name="EndMarker_20" svg:viewBox="0 0 20 30" svg:d="m10 0-10 30h20z"/>
    <draw:marker draw:name="EndMarker_5f_21" draw:display-name="EndMarker_21" svg:viewBox="0 0 20 30" svg:d="m10 0-10 30h20z"/>
    <draw:marker draw:name="EndMarker_5f_22" draw:display-name="EndMarker_22" svg:viewBox="0 0 20 30" svg:d="m10 0-10 30h20z"/>
    <draw:marker draw:name="EndMarker_5f_23" draw:display-name="EndMarker_23" svg:viewBox="0 0 20 30" svg:d="m10 0-10 30h20z"/>
    <draw:marker draw:name="EndMarker_5f_24" draw:display-name="EndMarker_24" svg:viewBox="0 0 20 30" svg:d="m10 0-10 30h20z"/>
    <draw:marker draw:name="EndMarker_5f_25" draw:display-name="EndMarker_25" svg:viewBox="0 0 20 30" svg:d="m10 0-10 30h20z"/>
    <draw:marker draw:name="EndMarker_5f_26" draw:display-name="EndMarker_26" svg:viewBox="0 0 20 30" svg:d="m10 0-10 30h20z"/>
    <draw:marker draw:name="EndMarker_5f_27" draw:display-name="EndMarker_27" svg:viewBox="0 0 20 30" svg:d="m10 0-10 30h20z"/>
    <draw:marker draw:name="EndMarker_5f_28" draw:display-name="EndMarker_28" svg:viewBox="0 0 20 30" svg:d="m10 0-10 30h20z"/>
    <draw:marker draw:name="EndMarker_5f_29" draw:display-name="EndMarker_29" svg:viewBox="0 0 20 30" svg:d="m10 0-10 30h20z"/>
    <draw:marker draw:name="EndMarker_5f_3" draw:display-name="EndMarker_3" svg:viewBox="0 0 20 30" svg:d="m10 0-10 30h20z"/>
    <draw:marker draw:name="EndMarker_5f_30" draw:display-name="EndMarker_30" svg:viewBox="0 0 20 30" svg:d="m10 0-10 30h20z"/>
    <draw:marker draw:name="EndMarker_5f_31" draw:display-name="EndMarker_31" svg:viewBox="0 0 20 30" svg:d="m10 0-10 30h20z"/>
    <draw:marker draw:name="EndMarker_5f_32" draw:display-name="EndMarker_32" svg:viewBox="0 0 20 30" svg:d="m10 0-10 30h20z"/>
    <draw:marker draw:name="EndMarker_5f_33" draw:display-name="EndMarker_33" svg:viewBox="0 0 20 30" svg:d="m10 0-10 30h20z"/>
    <draw:marker draw:name="EndMarker_5f_34" draw:display-name="EndMarker_34" svg:viewBox="0 0 20 30" svg:d="m10 0-10 30h20z"/>
    <draw:marker draw:name="EndMarker_5f_35" draw:display-name="EndMarker_35" svg:viewBox="0 0 20 30" svg:d="m10 0-10 30h20z"/>
    <draw:marker draw:name="EndMarker_5f_36" draw:display-name="EndMarker_36" svg:viewBox="0 0 20 30" svg:d="m10 0-10 30h20z"/>
    <draw:marker draw:name="EndMarker_5f_37" draw:display-name="EndMarker_37" svg:viewBox="0 0 20 30" svg:d="m10 0-10 30h20z"/>
    <draw:marker draw:name="EndMarker_5f_38" draw:display-name="EndMarker_38" svg:viewBox="0 0 20 30" svg:d="m10 0-10 30h20z"/>
    <draw:marker draw:name="EndMarker_5f_39" draw:display-name="EndMarker_39" svg:viewBox="0 0 20 30" svg:d="m10 0-10 30h20z"/>
    <draw:marker draw:name="EndMarker_5f_4" draw:display-name="EndMarker_4" svg:viewBox="0 0 20 30" svg:d="m10 0-10 30h20z"/>
    <draw:marker draw:name="EndMarker_5f_5" draw:display-name="EndMarker_5" svg:viewBox="0 0 20 30" svg:d="m10 0-10 30h20z"/>
    <draw:marker draw:name="EndMarker_5f_6" draw:display-name="EndMarker_6" svg:viewBox="0 0 20 30" svg:d="m10 0-10 30h20z"/>
    <draw:marker draw:name="EndMarker_5f_7" draw:display-name="EndMarker_7" svg:viewBox="0 0 20 30" svg:d="m10 0-10 30h20z"/>
    <draw:marker draw:name="EndMarker_5f_8" draw:display-name="EndMarker_8" svg:viewBox="0 0 20 30" svg:d="m10 0-10 30h20z"/>
    <draw:marker draw:name="EndMarker_5f_9" draw:display-name="EndMarker_9" svg:viewBox="0 0 20 30" svg:d="m10 0-10 30h20z"/>
    <draw:marker draw:name="StartMarker_5f_1" draw:display-name="StartMarker_1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  <style:master-page style:name="Default_20_2" style:display-name="Default 2" style:page-layout-name="PM0" draw:style-name="Mdp1"/>
    <style:master-page style:name="Default_20_3" style:display-name="Default 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08T19:19:04.19</dc:date>
    <meta:generator>LibreOffice/4.0.3.3$Windows_x86 LibreOffice_project/0eaa50a932c8f2199a615e1eb30f7ac74279539</meta:generator>
    <meta:editing-duration>PT10M45S</meta:editing-duration>
    <meta:editing-cycles>11</meta:editing-cycles>
    <meta:document-statistic meta:object-count="384"/>
  </office:meta>
</office:document-meta>
</file>